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20000009000032DA00001F6C04BE57BF.wmf"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Microsoft YaHei"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adornments="Ital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list-style-name="L4">
      <style:graphic-properties draw:stroke="solid" svg:stroke-width="0.026cm" svg:stroke-color="#000000" draw:stroke-linejoin="miter" svg:stroke-linecap="square" draw:fill="solid" draw:fill-color="#eea69a" draw:textarea-horizontal-align="justify" draw:textarea-vertical-align="middle" draw:auto-grow-height="false" fo:padding-top="0.13cm" fo:padding-bottom="0.13cm" fo:padding-left="0.25cm" fo:padding-right="0.25cm" fo:wrap-option="no-wrap" draw:shadow-color="#808080"/>
    </style:style>
    <style:style style:name="gr3" style:family="graphic" style:list-style-name="L4">
      <style:graphic-properties draw:stroke="solid" svg:stroke-width="0.026cm" svg:stroke-color="#000000" draw:stroke-linejoin="miter" svg:stroke-linecap="square" draw:fill="solid" draw:fill-color="#eea69a" draw:textarea-horizontal-align="justify" draw:textarea-vertical-align="middle" draw:auto-grow-height="false" fo:padding-top="0.13cm" fo:padding-bottom="0.13cm" fo:padding-left="0.25cm" fo:padding-right="0.25cm" fo:wrap-option="no-wrap" draw:shadow-color="#808080"/>
    </style:style>
    <style:style style:name="gr4" style:family="graphic" style:list-style-name="L4">
      <style:graphic-properties draw:stroke="solid" svg:stroke-width="0.026cm" svg:stroke-color="#000000" draw:stroke-linejoin="miter" svg:stroke-linecap="square" draw:fill="solid" draw:fill-color="#eea69a" draw:textarea-horizontal-align="justify" draw:textarea-vertical-align="middle" draw:auto-grow-height="false" fo:padding-top="0.13cm" fo:padding-bottom="0.13cm" fo:padding-left="0.25cm" fo:padding-right="0.25cm" fo:wrap-option="no-wrap" draw:shadow-color="#808080"/>
    </style:style>
    <style:style style:name="gr5" style:family="graphic">
      <style:graphic-properties draw:stroke="solid" svg:stroke-width="0.053cm" svg:stroke-color="#000000"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 style:family="graphic" style:parent-style-name="standard">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list-style-name="L4">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8" style:family="graphic" style:list-style-name="L4">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9" style:family="graphic" style:list-style-name="L4">
      <style:graphic-properties draw:stroke="solid" svg:stroke-width="0.026cm" svg:stroke-color="#000000" draw:stroke-linejoin="miter" svg:stroke-linecap="square" draw:fill="solid" draw:fill-color="#eea69a" draw:textarea-horizontal-align="justify" draw:textarea-vertical-align="middle" draw:auto-grow-height="false" fo:padding-top="0.13cm" fo:padding-bottom="0.13cm" fo:padding-left="0.25cm" fo:padding-right="0.25cm" fo:wrap-option="no-wrap" draw:shadow-color="#808080"/>
    </style:style>
    <style:style style:name="gr10" style:family="graphic" style:list-style-name="L4">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11" style:family="graphic" style:list-style-name="L4">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color="#808080"/>
    </style:style>
    <style:style style:name="gr12" style:family="graphic" style:parent-style-name="standard" style:list-style-name="L5">
      <style:graphic-properties draw:stroke="none" draw:fill="solid" draw:fill-color="#66ff99" draw:textarea-horizontal-align="left" draw:textarea-vertical-align="top" draw:auto-grow-height="true" fo:min-height="3.811cm" fo:padding-top="0.13cm" fo:padding-bottom="0.13cm" fo:padding-left="0.25cm" fo:padding-right="0.25cm" fo:wrap-option="wrap" draw:shadow-color="#808080"/>
    </style:style>
    <style:style style:name="gr13" style:family="graphic" style:parent-style-name="standard" style:list-style-name="L5">
      <style:graphic-properties draw:stroke="none" draw:fill="solid" draw:fill-color="#9999ff" draw:textarea-horizontal-align="left" draw:textarea-vertical-align="top" draw:auto-grow-height="true" fo:min-height="2.287cm" fo:padding-top="0.13cm" fo:padding-bottom="0.13cm" fo:padding-left="0.25cm" fo:padding-right="0.25cm" fo:wrap-option="wrap" draw:shadow-color="#808080"/>
    </style:style>
    <style:style style:name="gr14" style:family="graphic" style:parent-style-name="standard" style:list-style-name="L5">
      <style:graphic-properties draw:stroke="none" draw:fill="solid" draw:fill-color="#ff99cc" draw:textarea-horizontal-align="left" draw:textarea-vertical-align="top" draw:auto-grow-height="true" fo:min-height="3.811cm" fo:padding-top="0.13cm" fo:padding-bottom="0.13cm" fo:padding-left="0.25cm" fo:padding-right="0.25cm" fo:wrap-option="wrap" draw:shadow-color="#808080"/>
    </style:style>
    <style:style style:name="gr15" style:family="graphic" style:parent-style-name="standard" style:list-style-name="L6">
      <style:graphic-properties draw:stroke="none" draw:fill="none" draw:fill-color="#ffffff" draw:textarea-horizontal-align="right" draw:textarea-vertical-align="top" draw:auto-grow-height="true" fo:min-height="0.848cm" fo:padding-top="0.13cm" fo:padding-bottom="0.13cm" fo:padding-left="0.25cm" fo:padding-right="0.25cm" fo:wrap-option="wrap" draw:shadow-color="#808080"/>
    </style:style>
    <style:style style:name="gr16" style:family="graphic" style:parent-style-name="standard" style:list-style-name="L6">
      <style:graphic-properties draw:stroke="none" draw:fill="none" draw:fill-color="#ffffff" draw:textarea-horizontal-align="right" draw:textarea-vertical-align="top" draw:auto-grow-height="true" fo:min-height="0.848cm" fo:padding-top="0.13cm" fo:padding-bottom="0.13cm" fo:padding-left="0.25cm" fo:padding-right="0.25cm" fo:wrap-option="wrap" draw:shadow-color="#808080"/>
    </style:style>
    <style:style style:name="gr17" style:family="graphic" style:parent-style-name="standard" style:list-style-name="L5">
      <style:graphic-properties draw:stroke="none" draw:fill="solid" draw:fill-color="#ffd320" draw:textarea-horizontal-align="left" draw:textarea-vertical-align="top" draw:auto-grow-height="true" fo:min-height="2.287cm" fo:padding-top="0.13cm" fo:padding-bottom="0.13cm" fo:padding-left="0.25cm" fo:padding-right="0.25cm" fo:wrap-option="wrap" draw:shadow-color="#808080"/>
    </style:style>
    <style:style style:name="gr18" style:family="graphic" style:parent-style-name="standard">
      <style:graphic-properties draw:stroke="solid" svg:stroke-width="0.035cm" svg:stroke-color="#000000" draw:stroke-linejoin="miter" svg:stroke-linecap="square" draw:fill="solid" draw:fill-color="#ffff00" draw:textarea-horizontal-align="justify" draw:textarea-vertical-align="middle" draw:auto-grow-height="false" fo:padding-top="0.13cm" fo:padding-bottom="0.13cm" fo:padding-left="0.25cm" fo:padding-right="0.25cm" fo:wrap-option="no-wrap" draw:shadow-color="#808080"/>
    </style:style>
    <style:style style:name="gr19" style:family="graphic" style:parent-style-name="standard">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0" style:family="graphic" style:parent-style-name="standard" style:list-style-name="L8">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21" style:family="graphic" style:parent-style-name="standard" style:list-style-name="L8">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22" style:family="graphic" style:parent-style-name="standard" style:list-style-name="L8">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23" style:family="graphic" style:parent-style-name="standard" style:list-style-name="L8">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24" style:family="graphic" style:parent-style-name="standard" style:list-style-name="L8">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25" style:family="graphic" style:parent-style-name="standard" style:list-style-name="L8">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26" style:family="graphic" style:parent-style-name="standard" style:list-style-name="L8">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27" style:family="graphic" style:parent-style-name="standard" style:list-style-name="L8">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28"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 style:family="graphic" style:parent-style-name="standard">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list-style-name="L9">
      <style:graphic-properties draw:stroke="solid" svg:stroke-width="0.035cm" svg:stroke-color="#808080" svg:stroke-opacity="100%" draw:stroke-linejoin="miter" svg:stroke-linecap="square" draw:fill="solid" draw:fill-color="#ffff99" draw:textarea-horizontal-align="justify" draw:textarea-vertical-align="middle" draw:auto-grow-height="true" fo:min-height="0.763cm" fo:padding-top="0.13cm" fo:padding-bottom="0.13cm" fo:padding-left="0.25cm" fo:padding-right="0.25cm" fo:wrap-option="wrap" draw:shadow-color="#808080"/>
    </style:style>
    <style:style style:name="gr31" style:family="graphic" style:parent-style-name="standard">
      <style:graphic-properties draw:stroke="solid" svg:stroke-width="0.035cm" svg:stroke-color="#808080" svg:stroke-opacity="100%" draw:stroke-linejoin="miter" svg:stroke-linecap="square" draw:fill="solid" draw:fill-color="#ffff99" draw:textarea-horizontal-align="left" draw:textarea-vertical-align="middle" draw:auto-grow-height="false" fo:padding-top="0.13cm" fo:padding-bottom="0.13cm" fo:padding-left="0.25cm" fo:padding-right="0.25cm" fo:wrap-option="wrap" draw:shadow-color="#808080"/>
    </style:style>
    <style:style style:name="gr32" style:family="graphic" style:parent-style-name="standard" style:list-style-name="L9">
      <style:graphic-properties draw:stroke="solid" svg:stroke-width="0.035cm" svg:stroke-color="#808080" svg:stroke-opacity="100%" draw:stroke-linejoin="miter" svg:stroke-linecap="square" draw:fill="solid" draw:fill-color="#ffff99" draw:textarea-horizontal-align="justify" draw:textarea-vertical-align="middle" draw:auto-grow-height="true" fo:min-height="0.763cm" fo:padding-top="0.13cm" fo:padding-bottom="0.13cm" fo:padding-left="0.25cm" fo:padding-right="0.25cm" fo:wrap-option="wrap" draw:shadow-color="#808080"/>
    </style:style>
    <style:style style:name="gr33" style:family="graphic" style:parent-style-name="standard">
      <style:graphic-properties draw:stroke="solid" svg:stroke-width="0.053cm" svg:stroke-color="#80808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graphic-properties draw:stroke="solid" svg:stroke-width="0.053cm" svg:stroke-color="#000000" svg:stroke-opacity="1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5" style:family="graphic" style:parent-style-name="standard">
      <style:graphic-properties draw:stroke="none" draw:fill="none" draw:fill-color="#ffffff" draw:textarea-horizontal-align="left" draw:textarea-vertical-align="top" draw:auto-grow-height="false" fo:padding-top="0.127cm" fo:padding-bottom="0.127cm" fo:padding-left="0.254cm" fo:padding-right="0.254cm" fo:wrap-option="wrap" draw:shadow-color="#808080"/>
    </style:style>
    <style:style style:name="gr3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draw:auto-grow-height="true" fo:min-height="16.255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1" style:family="paragraph">
      <style:text-properties fo:font-weight="bold" style:font-weight-asian="bold" style:font-weight-complex="bold"/>
    </style:style>
    <style:style style:name="P2" style:family="paragraph">
      <style:text-properties fo:font-size="20pt"/>
    </style:style>
    <style:style style:name="P3" style:family="paragraph">
      <style:paragraph-properties fo:margin-left="0cm" fo:margin-right="0cm" fo:line-height="100%" fo:text-indent="0cm" style:punctuation-wrap="hanging" style:line-break="strict"/>
      <style:text-properties style:font-name="Liberation Sans1" fo:font-size="14pt" fo:font-style="italic" fo:text-shadow="none" fo:font-weight="normal" style:font-size-asian="14pt" style:font-style-asian="italic" style:font-weight-asian="normal" style:font-size-complex="14pt" style:font-style-complex="italic" style:font-weight-complex="normal"/>
    </style:style>
    <style:style style:name="P4" style:family="paragraph">
      <style:text-properties style:font-name="Liberation Sans1" fo:font-size="14pt" fo:font-style="italic" fo:text-shadow="none" fo:font-weight="normal" style:font-size-asian="14pt" style:font-style-asian="italic" style:font-weight-asian="normal" style:font-size-complex="14pt" style:font-style-complex="italic" style:font-weight-complex="normal"/>
    </style:style>
    <style:style style:name="P5" style:family="paragraph">
      <style:paragraph-properties fo:margin-left="0cm" fo:margin-right="0cm" fo:text-align="center" fo:text-indent="0cm" style:punctuation-wrap="hanging" style:line-break="strict"/>
      <style:text-properties fo:font-size="18pt"/>
    </style:style>
    <style:style style:name="P6"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7" style:family="paragraph">
      <style:paragraph-properties style:writing-mode="lr-tb" style:font-independent-line-spacing="true"/>
    </style:style>
    <style:style style:name="P8" style:family="paragraph">
      <style:paragraph-properties fo:text-align="center" style:writing-mode="lr-tb"/>
    </style:style>
    <style:style style:name="P9" style:family="paragraph">
      <style:paragraph-properties fo:margin-left="0cm" fo:margin-right="0cm" fo:margin-top="0.396cm" fo:margin-bottom="0cm" fo:text-align="center" fo:text-indent="0cm" style:punctuation-wrap="hanging" style:line-break="strict"/>
      <style:text-properties fo:font-size="18pt"/>
    </style:style>
    <style:style style:name="P10" style:family="paragraph">
      <style:paragraph-properties fo:margin-left="0cm" fo:margin-right="0cm" fo:margin-top="0.396cm" fo:margin-bottom="0cm" fo:text-align="center" fo:text-indent="0cm" style:punctuation-wrap="hanging" style:line-break="strict" style:writing-mode="lr-tb" style:font-independent-line-spacing="true"/>
      <style:text-properties fo:font-size="18pt"/>
    </style:style>
    <style:style style:name="P11" style:family="paragraph">
      <style:paragraph-properties fo:margin-left="0cm" fo:margin-right="0cm" fo:text-indent="0cm" style:punctuation-wrap="hanging" style:line-break="strict"/>
    </style:style>
    <style:style style:name="P12" style:family="paragraph">
      <style:paragraph-properties fo:margin-left="0cm" fo:margin-right="0cm" fo:text-indent="0cm" style:punctuation-wrap="hanging" style:line-break="strict" style:writing-mode="lr-tb" style:font-independent-line-spacing="true"/>
    </style:style>
    <style:style style:name="P13" style:family="paragraph">
      <style:paragraph-properties fo:margin-left="0cm" fo:margin-right="0cm" fo:line-height="100%" fo:text-align="end" fo:text-indent="0cm" style:punctuation-wrap="hanging" style:line-break="strict"/>
    </style:style>
    <style:style style:name="P14" style:family="paragraph">
      <style:paragraph-properties fo:margin-left="0cm" fo:margin-right="0cm" fo:line-height="100%" fo:text-align="end" fo:text-indent="0cm" style:punctuation-wrap="hanging" style:line-break="strict" style:writing-mode="lr-tb" style:font-independent-line-spacing="true"/>
    </style:style>
    <style:style style:name="P15" style:family="paragraph">
      <style:paragraph-properties fo:margin-left="0cm" fo:margin-right="0cm" fo:margin-top="0cm" fo:margin-bottom="0cm" fo:text-align="center" fo:text-indent="0cm"/>
    </style:style>
    <style:style style:name="P16" style:family="paragraph">
      <style:paragraph-properties fo:text-align="start"/>
      <style:text-properties fo:font-size="80pt" style:font-size-asian="80pt" style:font-size-complex="80pt"/>
    </style:style>
    <style:style style:name="P17" style:family="paragraph">
      <style:text-properties style:text-underline-style="solid" style:text-underline-width="auto" style:text-underline-color="font-color" fo:font-weight="bold" style:font-weight-asian="bold" style:font-weight-complex="bold"/>
    </style:style>
    <style:style style:name="P18" style:family="paragraph">
      <style:paragraph-properties fo:text-align="start"/>
    </style:style>
    <style:style style:name="P19" style:family="paragraph">
      <style:paragraph-properties fo:margin-left="0cm" fo:margin-right="0cm" fo:margin-top="0.396cm" fo:margin-bottom="0cm" fo:line-height="100%" fo:text-align="center" fo:text-indent="0cm" style:punctuation-wrap="hanging" style:line-break="strict"/>
    </style:style>
    <style:style style:name="P20" style:family="paragraph">
      <style:paragraph-properties fo:margin-left="0cm" fo:margin-right="0cm" fo:margin-top="0.396cm" fo:margin-bottom="0cm" fo:line-height="100%" fo:text-align="center" fo:text-indent="0cm" style:punctuation-wrap="hanging" style:line-break="strict" style:writing-mode="lr-tb" style:font-independent-line-spacing="true"/>
    </style:style>
    <style:style style:name="P21" style:family="paragraph">
      <style:paragraph-properties fo:margin-left="0cm" fo:margin-right="0cm" fo:line-height="100%" fo:text-indent="0cm" style:punctuation-wrap="hanging" style:line-break="strict"/>
      <style:text-properties style:font-name="Liberation Sans1"/>
    </style:style>
    <style:style style:name="P22" style:family="paragraph">
      <style:paragraph-properties fo:margin-left="0cm" fo:margin-right="0cm" fo:line-height="100%" fo:text-indent="0cm" style:punctuation-wrap="hanging" style:line-break="strict" style:writing-mode="lr-tb"/>
      <style:text-properties style:font-name="Liberation Sans1"/>
    </style:style>
    <style:style style:name="P23" style:family="paragraph">
      <style:text-properties style:font-name="Liberation Sans1"/>
    </style:style>
    <style:style style:name="P24" style:family="paragraph">
      <style:paragraph-properties fo:margin-left="0cm" fo:margin-right="0cm" fo:line-height="80%" fo:text-indent="0cm" style:punctuation-wrap="hanging" style:line-break="strict"/>
      <style:text-properties style:font-name="Liberation Sans1"/>
    </style:style>
    <style:style style:name="P25" style:family="paragraph">
      <style:paragraph-properties fo:margin-left="0cm" fo:margin-right="0cm" fo:line-height="80%" fo:text-align="start" fo:text-indent="0cm" style:punctuation-wrap="hanging" style:line-break="strict" style:writing-mode="lr-tb"/>
      <style:text-properties style:font-name="Liberation Sans1"/>
    </style:style>
    <style:style style:name="P26" style:family="paragraph">
      <style:paragraph-properties fo:margin-left="0cm" fo:margin-right="0cm" fo:line-height="100%" fo:text-align="start" fo:text-indent="0cm" style:punctuation-wrap="hanging" style:line-break="strict" style:writing-mode="lr-tb"/>
    </style:style>
    <style:style style:name="P27" style:family="paragraph">
      <style:paragraph-properties fo:margin-left="0.926cm" fo:margin-right="0cm" fo:line-height="100%" fo:text-indent="-0.922cm" style:punctuation-wrap="hanging" style:line-break="strict" style:writing-mode="lr-tb"/>
    </style:style>
    <style:style style:name="P28" style:family="paragraph">
      <style:paragraph-properties fo:margin-left="0cm" fo:margin-right="0cm" fo:line-height="100%" fo:text-align="center" fo:text-indent="0cm" style:punctuation-wrap="hanging" style:line-break="strict"/>
    </style:style>
    <style:style style:name="P29" style:family="paragraph">
      <style:paragraph-properties fo:margin-left="0cm" fo:margin-right="0cm" fo:line-height="100%" fo:text-align="center" fo:text-indent="0cm" style:punctuation-wrap="hanging" style:line-break="strict" style:writing-mode="lr-tb" style:font-independent-line-spacing="true"/>
    </style:style>
    <style:style style:name="P30" style:family="paragraph">
      <style:paragraph-properties fo:margin-left="0cm" fo:margin-right="0cm" fo:line-height="100%" fo:text-indent="0cm" style:punctuation-wrap="hanging" style:line-break="strict"/>
    </style:style>
    <style:style style:name="P31" style:family="paragraph">
      <style:paragraph-properties fo:margin-left="0cm" fo:margin-right="0cm" fo:margin-top="0.246cm" fo:margin-bottom="0cm" fo:line-height="100%" fo:text-indent="0cm" style:punctuation-wrap="hanging" style:line-break="strict"/>
    </style:style>
    <style:style style:name="P32" style:family="paragraph">
      <style:paragraph-properties fo:margin-left="0cm" fo:margin-right="0cm" fo:margin-top="0.211cm" fo:margin-bottom="0cm" fo:line-height="100%" fo:text-align="start" fo:text-indent="0cm" style:punctuation-wrap="hanging" style:line-break="strict" style:writing-mode="lr-tb"/>
    </style:style>
    <style:style style:name="P33" style:family="paragraph">
      <style:paragraph-properties fo:margin-left="0cm" fo:margin-right="0cm" fo:margin-top="0.246cm" fo:margin-bottom="0cm" fo:line-height="100%" fo:text-align="start" fo:text-indent="0cm" style:punctuation-wrap="hanging" style:line-break="strict" style:writing-mode="lr-tb"/>
    </style:style>
    <style:style style:name="P34" style:family="paragraph">
      <style:paragraph-properties fo:text-align="center"/>
    </style:style>
    <style:style style:name="T1" style:family="text">
      <style:text-properties fo:font-size="60pt" style:font-size-asian="60pt" style:font-size-complex="60pt"/>
    </style:style>
    <style:style style:name="T2" style:family="text">
      <style:text-properties fo:color="#ff3333" fo:font-size="60pt" style:text-underline-style="solid" style:text-underline-width="auto" style:text-underline-color="font-color" fo:font-weight="bold" style:font-size-asian="60pt" style:font-weight-asian="bold" style:font-size-complex="60pt"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0000" style:font-name="Liberation Sans1" fo:font-size="14pt" fo:language="en" fo:country="US" fo:font-style="italic" fo:text-shadow="none" fo:font-weight="normal" style:font-size-asian="14pt" style:font-style-asian="italic" style:font-weight-asian="normal" style:font-size-complex="14pt" style:font-style-complex="italic" style:font-weight-complex="normal"/>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color="#000000" fo:language="en" fo:country="US" fo:font-weight="bold" style:font-weight-asian="bold" style:font-weight-complex="bold"/>
    </style:style>
    <style:style style:name="T9" style:family="text">
      <style:text-properties fo:color="#000000" fo:language="en" fo:country="US"/>
    </style:style>
    <style:style style:name="T10" style:family="text">
      <style:text-properties fo:color="#000000" style:font-name="Courier New" fo:font-size="20pt" fo:language="en" fo:country="US" fo:font-weight="bold" style:font-name-asian="Courier New" style:font-size-asian="20pt" style:font-weight-asian="bold" style:font-name-complex="Courier New" style:font-size-complex="20pt" style:font-weight-complex="bold"/>
    </style:style>
    <style:style style:name="T11" style:family="text">
      <style:text-properties fo:font-weight="normal" style:font-weight-asian="normal" style:font-weight-complex="normal"/>
    </style:style>
    <style:style style:name="T12" style:family="text">
      <style:text-properties fo:font-size="80pt" style:font-size-asian="80pt" style:font-size-complex="80pt"/>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color="#000000" style:font-name="Times New Roman" fo:language="en" fo:country="US"/>
    </style:style>
    <style:style style:name="T15" style:family="text">
      <style:text-properties fo:color="#000000" style:font-name="Liberation Sans1" fo:font-size="24pt" fo:language="en" fo:country="US" style:font-size-asian="24pt" style:font-size-complex="24pt"/>
    </style:style>
    <style:style style:name="T16" style:family="text">
      <style:text-properties fo:color="#000000" style:font-name="Liberation Sans1" fo:font-size="32pt" fo:language="en" fo:country="US" style:font-size-asian="32pt" style:font-size-complex="32pt"/>
    </style:style>
    <style:style style:name="T17" style:family="text">
      <style:text-properties fo:color="#000000" style:text-line-through-style="none" style:text-line-through-type="none" style:text-position="0% 100%" style:font-name="Liberation Sans1" fo:font-size="28pt" fo:language="en" fo:country="US" fo:font-style="normal" fo:text-shadow="none" style:text-underline-style="none" fo:font-weight="normal" style:font-name-asian="Microsoft YaHei" style:font-size-asian="28pt" style:font-style-asian="normal" style:font-weight-asian="normal" style:font-name-complex="Microsoft YaHei" style:font-size-complex="28pt" style:font-style-complex="normal" style:font-weight-complex="normal" style:font-relief="none"/>
    </style:style>
    <style:style style:name="T18" style:family="text">
      <style:text-properties fo:font-size="28pt" style:font-size-asian="28pt" style:font-size-complex="28pt"/>
    </style:style>
    <style:style style:name="T19" style:family="text">
      <style:text-properties fo:color="#000000" style:text-line-through-style="none" style:text-line-through-type="none" style:text-position="0% 100%" style:font-name="Liberation Sans1" fo:font-size="24pt" fo:language="en" fo:country="US" fo:font-style="normal" fo:text-shadow="none" style:text-underline-style="none" fo:font-weight="normal" style:font-name-asian="Microsoft YaHei" style:font-size-asian="24pt" style:font-style-asian="normal" style:font-weight-asian="normal" style:font-name-complex="Microsoft YaHei" style:font-size-complex="24pt" style:font-style-complex="normal" style:font-weight-complex="normal" style:font-relief="none"/>
    </style:style>
    <style:style style:name="T20" style:family="text">
      <style:text-properties style:font-name="Liberation Sans1" fo:font-size="28pt" fo:language="en" fo:country="US" style:font-size-asian="28pt" style:font-size-complex="28pt"/>
    </style:style>
    <style:style style:name="T21" style:family="text">
      <style:text-properties style:font-name="Liberation Sans1"/>
    </style:style>
    <style:style style:name="T22" style:family="text">
      <style:text-properties fo:font-style="italic" style:font-style-asian="italic" style:font-style-complex="italic"/>
    </style:style>
    <style:style style:name="T23" style:family="text">
      <style:text-properties fo:color="#000000" style:font-name="Courier New" fo:language="en" fo:country="US" fo:font-weight="bold" style:font-weight-asian="bold" style:font-weight-complex="bold"/>
    </style:style>
    <style:style style:name="T24" style:family="text">
      <style:text-properties style:font-name="Courier New" fo:language="en" fo:country="US" fo:font-weight="bold" style:font-weight-asian="bold" style:font-weight-complex="bold"/>
    </style:style>
    <style:style style:name="T25" style:family="text">
      <style:text-properties style:font-name="Times New Roman" fo:font-size="28pt" fo:language="en" fo:country="US" style:font-size-asian="28pt" style:font-size-complex="28pt"/>
    </style:style>
    <style:style style:name="T26" style:family="text">
      <style:text-properties fo:color="#000000" style:text-line-through-style="none" style:text-line-through-type="none" style:text-position="0% 100%" style:font-name="Times New Roman" fo:font-size="24pt" fo:language="en" fo:country="US" fo:font-style="normal" fo:text-shadow="none" style:text-underline-style="none" fo:font-weight="normal" style:font-name-asian="Microsoft YaHei" style:font-size-asian="24pt" style:font-style-asian="normal" style:font-weight-asian="normal" style:font-name-complex="Microsoft YaHei" style:font-size-complex="24pt" style:font-style-complex="normal" style:font-weight-complex="normal" style:font-relief="none"/>
    </style:style>
    <style:style style:name="T27" style:family="text">
      <style:text-properties fo:color="#000000" style:text-line-through-style="none" style:text-line-through-type="none" style:text-position="0% 100%" style:font-name="Times New Roman" fo:font-size="28pt" fo:language="en" fo:country="US" fo:font-style="normal" fo:text-shadow="none" style:text-underline-style="none" fo:font-weight="normal" style:font-name-asian="Microsoft YaHei" style:font-size-asian="28pt" style:font-style-asian="normal" style:font-weight-asian="normal" style:font-name-complex="Microsoft YaHei" style:font-size-complex="28pt" style:font-style-complex="normal" style:font-weight-complex="normal" style:font-relief="none"/>
    </style:style>
    <style:style style:name="T28" style:family="text">
      <style:text-properties fo:color="#ff00cc" fo:text-shadow="none" style:text-underline-style="solid" style:text-underline-width="auto" style:text-underline-color="font-color"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style:text-properties style:font-name="Courier New"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92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6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5cm" svg:x="1.4cm" svg:y="0.837cm" presentation:class="subtitle">
          <draw:text-box>
            <text:p><text:span text:style-name="T1">CSE 219 MIDTERM REVIEW</text:span></text:p>
            <text:p/>
            <text:p>with Yvonne The TA</text:p>
            <text:p>(and some other cool guy)</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3" draw:layer="layout" svg:width="25.199cm" svg:height="17.512cm" svg:x="1.4cm" svg:y="0.209cm" presentation:class="subtitle" presentation:user-transformed="true">
          <draw:text-box>
            <text:p><text:span text:style-name="T2">DISCLAIMER</text:span>:</text:p>
            <text:p/>
            <text:p>I know nothing about your exam. I do not have a copy of it. Professor McKenna has not told me anything. It is against the rules for me to even know about your exam. Even if I did have relevant knowledge, it is even more against the rules for me to tell you. The contents of these slides are based off the public materials given on the website, and my knowledge from TA'ing and taking this course myself. I am not responsible for any potential discrepancies in content, and/or your failure. </text:p>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But isn't 219 just a #$%@ing huge semester long project?</text:p>
          </draw:text-box>
        </draw:frame>
        <draw:frame presentation:style-name="pr5" draw:layer="layout" svg:width="25.199cm" svg:height="12.179cm" svg:x="1.4cm" svg:y="4.914cm" presentation:class="outline">
          <draw:text-box>
            <text:list text:style-name="L3">
              <text:list-item>
                <text:p>No</text:p>
              </text:list-item>
              <text:list-item>
                <text:p>Hell no</text:p>
              </text:list-item>
              <text:list-item>
                <text:p>Oh god hell no</text:p>
              </text:list-item>
              <text:list-item>
                <text:p>NOOOOOOOOOOOOOOOOOOOOOOOOOOOOOOOOOOOOOOOOOOOOOOOOOOOOOOOOOOOOOOOOOOOOOOOOOOOOOOOOOOOOOOOOOOOOOOOOOOOOOOPE</text:p>
              </text:list-item>
              <text:list-item>
                <text:p>Yeah, the lectures a kinda really important.</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3">How to ace the test:</text:span></text:p>
          </draw:text-box>
        </draw:frame>
        <draw:frame presentation:style-name="pr5" draw:layer="layout" svg:width="25.199cm" svg:height="12.179cm" svg:x="1.4cm" svg:y="4.914cm" presentation:class="outline">
          <draw:text-box>
            <text:list text:style-name="L3">
              <text:list-item>
                <text:p>Do your homework. Preferably correctly.</text:p>
              </text:list-item>
              <text:list-item>
                <text:p>Know what you are actually doing when writing code.</text:p>
              </text:list-item>
              <text:list-item>
                <text:p>Know how to do more of it. </text:p>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3">How to get a job:</text:span></text:p>
          </draw:text-box>
        </draw:frame>
        <draw:frame presentation:style-name="pr5" draw:layer="layout" svg:width="25.199cm" svg:height="12.179cm" svg:x="1.4cm" svg:y="4.914cm" presentation:class="outline">
          <draw:text-box>
            <text:list text:style-name="L3">
              <text:list-item>
                <text:p>Do some projects. Preferably ones that work.</text:p>
              </text:list-item>
              <text:list-item>
                <text:p>Know what you are actually doing when writing code.</text:p>
              </text:list-item>
              <text:list-item>
                <text:p>Know how to do more of it.</text:p>
              </text:list-item>
              <text:list-item>
                <text:p>(Also algorithms and data structures. And schmoozing galore.)</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Doing your homework.</text:span></text:p>
          </draw:text-box>
        </draw:frame>
        <draw:frame presentation:style-name="pr5" draw:layer="layout" svg:width="25.199cm" svg:height="12.179cm" svg:x="1.516cm" svg:y="4.714cm" presentation:class="outline" presentation:user-transformed="true">
          <draw:text-box>
            <text:list text:style-name="L3">
              <text:list-item>
                <text:p>How does HTML and XML work? What do they stand for?</text:p>
              </text:list-item>
              <text:list-item>
                <text:p>How did we read in data?</text:p>
              </text:list-item>
              <text:list-item>
                <text:p>What data structures did we use?</text:p>
              </text:list-item>
              <text:list-item>
                <text:p>How does MiniGameFramework work?</text:p>
              </text:list-item>
              <text:list-item>
                <text:p>Probably two questions about little non-technical details. I'm going to assume it's how the sorting algorithms work.</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text-style-name="P1" draw:layer="layout" svg:width="25.199cm" svg:height="3.506cm" svg:x="1.4cm" svg:y="0.837cm" presentation:class="title">
          <draw:text-box>
            <text:list text:style-name="L2">
              <text:list-header>
                <text:p text:style-name="P1"><text:span text:style-name="T3">Knowing what you are actually doing when writing code</text:span></text:p>
              </text:list-header>
            </text:list>
          </draw:text-box>
        </draw:frame>
        <draw:frame presentation:style-name="pr5" draw:layer="layout" svg:width="25.199cm" svg:height="12.179cm" svg:x="1.4cm" svg:y="4.914cm" presentation:class="outline" presentation:user-transformed="true">
          <draw:text-box>
            <text:list text:style-name="L3">
              <text:list-item>
                <text:p>Threads</text:p>
              </text:list-item>
              <text:list-item>
                <text:p>You should do some real <text:span text:style-name="T4">object oriented</text:span> studying to make things a bit less <text:span text:style-name="T4">abstract</text:span>! (haha)</text:p>
              </text:list-item>
              <text:list-item>
                <text:p>OOP+ is your #1 study buddy</text:p>
              </text:list-item>
              <text:list-item>
                <text:p>A bit of Swing, mostly HW related things!</text:p>
              </text:list-item>
            </text:list>
          </draw:text-box>
        </draw:frame>
        <draw:frame presentation:style-name="pr5" draw:text-style-name="P4" draw:layer="layout" svg:width="25.199cm" svg:height="12.179cm" svg:x="18.034cm" svg:y="19.32cm" presentation:class="outline" presentation:user-transformed="true">
          <draw:text-box>
            <text:p text:style-name="P3"><text:span text:style-name="T5">I know, my sense of humor is really cheesy...</text:span></text:p>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Threads!</text:span></text:p>
          </draw:text-box>
        </draw:frame>
        <draw:frame presentation:style-name="pr5" draw:layer="layout" svg:width="25.199cm" svg:height="12.179cm" svg:x="7.567cm" svg:y="18.288cm" presentation:class="outline" presentation:user-transformed="true">
          <draw:text-box>
            <text:list text:style-name="L3">
              <text:list-header>
                <text:p>From Lecture #6 “Threads &amp; Timers”</text:p>
              </text:list-header>
            </text:list>
          </draw:text-box>
        </draw:frame>
        <draw:custom-shape draw:style-name="gr2" draw:text-style-name="P6" draw:layer="Layout" svg:width="4.657cm" svg:height="1.905cm" svg:x="4.784cm" svg:y="16.891cm">
          <text:list text:style-name="L4">
            <text:list-header>
              <text:p text:style-name="P5"><text:span text:style-name="T6">d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4.657cm" svg:height="1.905cm" svg:x="7.747cm" svg:y="12.023cm">
          <text:list text:style-name="L4">
            <text:list-header>
              <text:p text:style-name="P5"><text:span text:style-name="T6">runnabl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4.656cm" svg:height="1.905cm" svg:x="10.076cm" svg:y="4.615cm">
          <text:list text:style-name="L4">
            <text:list-header>
              <text:p text:style-name="P5"><text:span text:style-name="T6">new</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2.117cm" svg:height="5.927cm" svg:x="8.382cm" svg:y="6.096cm">
          <text:p/>
          <draw:enhanced-geometry svg:viewBox="0 0 480 1344" draw:text-areas="0 0 480 1344" draw:glue-points="480 0 192 240 0 624 192 1344" draw:glue-point-type="480 0 192 240 0 624 192 1344" draw:type="non-primitive" draw:enhanced-path="M 480 0 C 376 68 272 136 192 240 C 112 344 0 440 0 624 C 0 808 96 1076 192 1344 N">
            <draw:equation draw:name="f0" draw:formula="1"/>
            <draw:equation draw:name="f1" draw:formula="1*21137/19264"/>
            <draw:equation draw:name="f2" draw:formula="1"/>
            <draw:equation draw:name="f3" draw:formula="-184"/>
            <draw:equation draw:name="f4" draw:formula="1"/>
            <draw:equation draw:name="f5" draw:formula="8"/>
            <draw:equation draw:name="f6" draw:formula="1"/>
            <draw:equation draw:name="f7" draw:formula="4"/>
            <draw:equation draw:name="f8" draw:formula="-192"/>
            <draw:equation draw:name="f9" draw:formula="240"/>
          </draw:enhanced-geometry>
        </draw:custom-shape>
        <draw:custom-shape draw:style-name="gr5" draw:text-style-name="P7" draw:layer="Layout" svg:width="8.89cm" svg:height="4.092cm" svg:x="11.346cm" svg:y="8.143cm">
          <text:p/>
          <draw:enhanced-geometry svg:viewBox="0 0 2016 928" draw:text-areas="0 0 2016 928" draw:glue-points="2016 352 1344 16 480 256 0 928" draw:glue-point-type="2016 352 1344 16 480 256 0 928" draw:type="non-primitive" draw:enhanced-path="M 2016 352 C 1808 192 1600 32 1344 16 C 1088 0 704 104 480 256 C 256 408 128 668 0 928 N">
            <draw:equation draw:name="f0" draw:formula="1"/>
            <draw:equation draw:name="f1" draw:formula="1"/>
            <draw:equation draw:name="f2" draw:formula="1"/>
            <draw:equation draw:name="f3" draw:formula="1"/>
            <draw:equation draw:name="f4" draw:formula="1*20545/16960"/>
            <draw:equation draw:name="f5" draw:formula="8"/>
            <draw:equation draw:name="f6" draw:formula="1"/>
            <draw:equation draw:name="f7" draw:formula="4"/>
            <draw:equation draw:name="f8" draw:formula="-992"/>
            <draw:equation draw:name="f9" draw:formula="-464"/>
          </draw:enhanced-geometry>
        </draw:custom-shape>
        <draw:line draw:style-name="gr6" draw:text-style-name="P8" draw:layer="layout" svg:x1="8.809cm" svg:y1="13.928cm" svg:x2="7.53cm" svg:y2="16.891cm">
          <text:p/>
        </draw:line>
        <draw:custom-shape draw:style-name="gr7" draw:text-style-name="P10" draw:layer="Layout" svg:width="2.964cm" svg:height="1.023cm" svg:x="5.842cm" svg:y="7.155cm">
          <text:list text:style-name="L4">
            <text:list-header>
              <text:p text:style-name="P9"><text:span text:style-name="T7">start</text:span></text:p>
            </text:list-header>
          </text:list>
          <draw:enhanced-geometry svg:viewBox="0 0 21600 21600" draw:type="mso-spt202" draw:enhanced-path="M 0 0 L 21600 0 21600 21600 0 21600 0 0 Z N"/>
        </draw:custom-shape>
        <draw:custom-shape draw:style-name="gr8" draw:text-style-name="P6" draw:layer="Layout" svg:width="3.387cm" svg:height="1.785cm" svg:x="14.309cm" svg:y="8.425cm">
          <text:list text:style-name="L4">
            <text:list-header>
              <text:p text:style-name="P5"><text:span text:style-name="T7">unblock thread</text:span></text:p>
            </text:list-header>
          </text:list>
          <draw:enhanced-geometry svg:viewBox="0 0 21600 21600" draw:type="mso-spt202" draw:enhanced-path="M 0 0 L 21600 0 21600 21600 0 21600 0 0 Z N"/>
        </draw:custom-shape>
        <draw:custom-shape draw:style-name="gr9" draw:text-style-name="P6" draw:layer="Layout" svg:width="4.656cm" svg:height="1.905cm" svg:x="18.966cm" svg:y="9.483cm">
          <text:list text:style-name="L4">
            <text:list-header>
              <text:p text:style-name="P5"><text:span text:style-name="T6">blocke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7.62cm" svg:height="3.952cm" svg:x="12.192cm" svg:y="11.176cm">
          <text:p/>
          <draw:enhanced-geometry svg:viewBox="0 0 1728 944" draw:text-areas="0 0 1728 944" draw:glue-points="0 480 480 768 1248 816 1728 0" draw:glue-point-type="0 480 480 768 1248 816 1728 0" draw:type="non-primitive" draw:enhanced-path="M 0 480 C 136 596 272 712 480 768 C 688 824 1040 944 1248 816 C 1456 688 1592 344 1728 0 N">
            <draw:equation draw:name="f0" draw:formula="20"/>
            <draw:equation draw:name="f1" draw:formula="1*-12843/3392"/>
            <draw:equation draw:name="f2" draw:formula="1"/>
            <draw:equation draw:name="f3" draw:formula="1"/>
            <draw:equation draw:name="f4" draw:formula="1"/>
            <draw:equation draw:name="f5" draw:formula="8"/>
            <draw:equation draw:name="f6" draw:formula="1"/>
            <draw:equation draw:name="f7" draw:formula="4"/>
            <draw:equation draw:name="f8" draw:formula="1*0/-13824"/>
            <draw:equation draw:name="f9" draw:formula="-480"/>
          </draw:enhanced-geometry>
        </draw:custom-shape>
        <draw:custom-shape draw:style-name="gr10" draw:text-style-name="P6" draw:layer="Layout" svg:width="3.387cm" svg:height="1.785cm" svg:x="16.002cm" svg:y="14.986cm">
          <text:list text:style-name="L4">
            <text:list-header>
              <text:p text:style-name="P5"><text:span text:style-name="T7">block thread</text:span></text:p>
            </text:list-header>
          </text:list>
          <draw:enhanced-geometry svg:viewBox="0 0 21600 21600" draw:type="mso-spt202" draw:enhanced-path="M 0 0 L 21600 0 21600 21600 0 21600 0 0 Z N"/>
        </draw:custom-shape>
        <draw:custom-shape draw:style-name="gr11" draw:text-style-name="P6" draw:layer="Layout" svg:width="3.387cm" svg:height="2.547cm" svg:x="5.207cm" svg:y="13.928cm">
          <text:list text:style-name="L4">
            <text:list-header>
              <text:p text:style-name="P5"><text:span text:style-name="T7">run method ends</text:span></text:p>
            </text:list-header>
          </text:list>
          <draw:enhanced-geometry svg:viewBox="0 0 21600 21600" draw:type="mso-spt202" draw:enhanced-path="M 0 0 L 21600 0 21600 21600 0 21600 0 0 Z N"/>
        </draw:custom-shap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HW#2 vs HW#3: The threads unravel!</text:p>
          </draw:text-box>
        </draw:frame>
        <draw:frame presentation:style-name="pr5" draw:layer="layout" svg:width="25.199cm" svg:height="12.179cm" svg:x="1.4cm" svg:y="4.914cm" presentation:class="outline">
          <draw:text-box>
            <text:list text:style-name="L3">
              <text:list-item>
                <text:p>HW #2 relies on event-based programming. Program updates itself when you press a button through listeners.</text:p>
              </text:list-item>
              <text:list-item>
                <text:p>HW #3 uses threading to check for clicks, and subsequent events when mandatory, all the time. (Or at least based on how fast it's running!)</text:p>
              </text:list-item>
              <text:list-item>
                <text:p>Learn to love threads! You can't escape them! </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Starting Those Threads!</text:p>
          </draw:text-box>
        </draw:frame>
        <draw:frame presentation:style-name="pr5" draw:layer="layout" svg:width="25.199cm" svg:height="12.179cm" svg:x="1.725cm" svg:y="4.839cm" presentation:class="outline" presentation:user-transformed="true">
          <draw:text-box>
            <text:list text:style-name="L3">
              <text:list-item>
                <text:p>start() - makes thread runnable, automatically calling run() if using Thread class, you don't ever need to define it yourself</text:p>
              </text:list-item>
              <text:list-item>
                <text:p>run() - where stuff actually happens, automatically called if using Thread class but it does NOTHING, if using a class that extends Thread <text:span text:style-name="T3">you must define it <text:s/></text:span><text:s text:c="3"/></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When good threads go bad.</text:p>
          </draw:text-box>
        </draw:frame>
        <draw:frame presentation:style-name="pr5" draw:layer="layout" svg:width="25.199cm" svg:height="12.179cm" svg:x="1.4cm" svg:y="4.914cm" presentation:class="outline">
          <draw:text-box>
            <text:list text:style-name="L3">
              <text:list-item>
                <text:p>Atomicity! (Remember this if you plan on taking 305!)</text:p>
              </text:list-item>
              <text:list-item>
                <text:p>Transactions run until completed, or not at all.</text:p>
              </text:list-item>
              <text:list-item>
                <text:p>If you are using an object for multiple simultaneous transactions, you are looking for trouble.</text:p>
              </text:list-item>
              <text:list-item>
                <text:p>Use locks! Specifically ReentrantLock in a try, finally block. (Unlock in the finally!!)</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Memory Management</text:p>
          </draw:text-box>
        </draw:frame>
        <draw:frame presentation:style-name="pr5" draw:layer="layout" svg:width="25.199cm" svg:height="12.179cm" svg:x="1.4cm" svg:y="3.823cm" presentation:class="outline" presentation:user-transformed="true">
          <draw:text-box>
            <text:list text:style-name="L3">
              <text:list-item>
                <text:p>Savor the simplicity, you get into the nitty gritty in 220.</text:p>
              </text:list-item>
              <text:list-item>
                <text:p><text:span text:style-name="T3">Stack</text:span>: methods! Method variables,<text:line-break/>method arguments (which are copied!!),<text:line-break/> removed when returned</text:p>
              </text:list-item>
              <text:list-item>
                <text:p><text:span text:style-name="T3">Heap</text:span>: reserved at compile time <text:line-break/>(static data!)</text:p>
              </text:list-item>
              <text:list-item>
                <text:p><text:span text:style-name="T3">Text</text:span>: program instructions</text:p>
              </text:list-item>
              <text:list-item>
                <text:p><text:span text:style-name="T3">Global</text:span>: dynamic and persistent <text:line-break/>data for objects. Created when <text:line-break/>a new object is made, lasts as it is referenced</text:p>
              </text:list-item>
            </text:list>
          </draw:text-box>
        </draw:frame>
        <draw:custom-shape draw:name="Text Box 3" draw:style-name="gr12" draw:text-style-name="P12" draw:layer="layout" svg:width="6.138cm" svg:height="4.071cm" svg:x="20.786cm" svg:y="5.139cm">
          <text:list text:style-name="L5">
            <text:list-header>
              <text:p text:style-name="P11"><text:span text:style-name="T8">Stack Segment</text:span></text:p>
              <text:p text:style-name="P11"><text:span text:style-name="T9"/></text:p>
              <text:p text:style-name="P11"><text:span text:style-name="T9"/></text:p>
              <text:p text:style-name="P11"><text:span text:style-name="T9"/></text:p>
              <text:p text:style-name="P11"><text:span text:style-name="T9"/></text:p>
            </text:list-header>
          </text:list>
          <draw:enhanced-geometry svg:viewBox="0 0 21600 21600" draw:type="mso-spt202" draw:enhanced-path="M 0 0 L 21600 0 21600 21600 0 21600 0 0 Z N"/>
        </draw:custom-shape>
        <draw:custom-shape draw:name="Text Box 4" draw:style-name="gr13" draw:text-style-name="P12" draw:layer="layout" svg:width="6.138cm" svg:height="2.547cm" svg:x="20.786cm" svg:y="9.209cm">
          <text:list text:style-name="L5">
            <text:list-header>
              <text:p text:style-name="P11"><text:span text:style-name="T9"/></text:p>
              <text:p text:style-name="P11"><text:span text:style-name="T9"/></text:p>
              <text:p text:style-name="P11"><text:span text:style-name="T8">Heap Segment</text:span></text:p>
            </text:list-header>
          </text:list>
          <draw:enhanced-geometry svg:viewBox="0 0 21600 21600" draw:type="mso-spt202" draw:enhanced-path="M 0 0 L 21600 0 21600 21600 0 21600 0 0 Z N"/>
        </draw:custom-shape>
        <draw:custom-shape draw:name="Text Box 5" draw:style-name="gr14" draw:text-style-name="P12" draw:layer="layout" svg:width="6.138cm" svg:height="4.071cm" svg:x="20.786cm" svg:y="14.307cm">
          <text:list text:style-name="L5">
            <text:list-header>
              <text:p text:style-name="P11"><text:span text:style-name="T9"/></text:p>
              <text:p text:style-name="P11"><text:span text:style-name="T9"/></text:p>
              <text:p text:style-name="P11"><text:span text:style-name="T9"/></text:p>
              <text:p text:style-name="P11"><text:span text:style-name="T9"/></text:p>
              <text:p text:style-name="P11"><text:span text:style-name="T8">Global Segment</text:span></text:p>
            </text:list-header>
          </text:list>
          <draw:enhanced-geometry svg:viewBox="0 0 21600 21600" draw:type="mso-spt202" draw:enhanced-path="M 0 0 L 21600 0 21600 21600 0 21600 0 0 Z N"/>
        </draw:custom-shape>
        <draw:custom-shape draw:name="Text Box 6" draw:style-name="gr15" draw:text-style-name="P14" draw:layer="layout" svg:width="5.504cm" svg:height="1.108cm" svg:x="15.282cm" svg:y="5.004cm">
          <text:list text:style-name="L6">
            <text:list-header>
              <text:p text:style-name="P13"><text:span text:style-name="T10">0xffffffff</text:span></text:p>
            </text:list-header>
          </text:list>
          <draw:enhanced-geometry svg:viewBox="0 0 21600 21600" draw:type="mso-spt202" draw:enhanced-path="M 0 0 L 21600 0 21600 21600 0 21600 0 0 Z N"/>
        </draw:custom-shape>
        <draw:custom-shape draw:name="Text Box 7" draw:style-name="gr16" draw:text-style-name="P14" draw:layer="layout" svg:width="5.504cm" svg:height="1.108cm" svg:x="15.282cm" svg:y="17.47cm">
          <text:list text:style-name="L6">
            <text:list-header>
              <text:p text:style-name="P13"><text:span text:style-name="T10">0x00000000</text:span></text:p>
            </text:list-header>
          </text:list>
          <draw:enhanced-geometry svg:viewBox="0 0 21600 21600" draw:type="mso-spt202" draw:enhanced-path="M 0 0 L 21600 0 21600 21600 0 21600 0 0 Z N"/>
        </draw:custom-shape>
        <draw:custom-shape draw:name="Text Box 8" draw:style-name="gr17" draw:text-style-name="P12" draw:layer="layout" svg:width="6.138cm" svg:height="2.547cm" svg:x="20.786cm" svg:y="11.758cm">
          <text:list text:style-name="L5">
            <text:list-header>
              <text:p text:style-name="P11"><text:span text:style-name="T9"/></text:p>
              <text:p text:style-name="P11"><text:span text:style-name="T9"/></text:p>
              <text:p text:style-name="P11"><text:span text:style-name="T8">Text Segment</text:span></text:p>
            </text:list-header>
          </text:list>
          <draw:enhanced-geometry svg:viewBox="0 0 21600 21600" draw:type="mso-spt202" draw:enhanced-path="M 0 0 L 21600 0 21600 21600 0 21600 0 0 Z N"/>
        </draw:custom-shap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Inheritance</text:p>
          </draw:text-box>
        </draw:frame>
        <draw:frame presentation:style-name="pr5" draw:layer="layout" svg:width="25.199cm" svg:height="12.179cm" svg:x="1.4cm" svg:y="4.914cm" presentation:class="outline">
          <draw:text-box>
            <text:list text:style-name="L3">
              <text:list-item>
                <text:p>Person p = new Student(); // okay!</text:p>
              </text:list-item>
              <text:list-item>
                <text:p>Student s = new Person(); // not okay!</text:p>
              </text:list-item>
              <text:list-item>
                <text:p><text:span text:style-name="T3">Label</text:span> l = new <text:span text:style-name="T3">Box</text:span>();</text:p>
              </text:list-item>
              <text:list-item>
                <text:p>Everything must fit into the box!</text:p>
              </text:list-item>
              <text:list-item>
                <text:p>Objects can only be cast to an ancestor!</text:p>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Collections</text:p>
          </draw:text-box>
        </draw:frame>
        <draw:frame presentation:style-name="pr5" draw:layer="layout" svg:width="25.199cm" svg:height="12.179cm" svg:x="1.4cm" svg:y="4.914cm" presentation:class="outline">
          <draw:text-box>
            <text:list text:style-name="L3">
              <text:list-item>
                <text:p>Really cool lists that use abstraction to make our lives easier</text:p>
              </text:list-item>
              <text:list-item>
                <text:p>A list of specific objects! Catches compiler errors over run-time! No need to do so much object casting!</text:p>
              </text:list-item>
              <text:list-item>
                <text:p>Comparable vs Comparator: Comparable sorts with natural ordering, comparator with custom</text:p>
              </text:list-item>
            </text:list>
          </draw:text-box>
        </draw:frame>
        <presentation:notes draw:style-name="dp2">
          <draw:page-thumbnail draw:style-name="gr1" draw:layer="layout" svg:width="13.968cm" svg:height="10.476cm" svg:x="3.81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Apparent vs. Actual Types</text:p>
          </draw:text-box>
        </draw:frame>
        <draw:frame presentation:style-name="pr5" draw:layer="layout" svg:width="25.199cm" svg:height="12.179cm" svg:x="1.4cm" svg:y="4.914cm" presentation:class="outline">
          <draw:text-box>
            <text:list text:style-name="L3">
              <text:list-item>
                <text:p><text:span text:style-name="T3">Apparent</text:span>:<text:line-break/> <text:s text:c="2"/>the type an object is <text:span text:style-name="T3">declared</text:span> as<text:line-break/> <text:s text:c="2"/>only the <text:span text:style-name="T3">compiler</text:span> cares<text:line-break/> <text:s text:c="2"/>determines what methods can be called<text:line-break/> <text:s text:c="2"/>the “<text:span text:style-name="T3">label</text:span>”</text:p>
              </text:list-item>
              <text:list-item>
                <text:p><text:span text:style-name="T3">Actual</text:span><text:line-break/> <text:s text:c="2"/>the type an object is <text:span text:style-name="T3">constructed</text:span> as<text:line-break/> <text:s text:c="2"/>only the <text:span text:style-name="T3">JVM</text:span> cares<text:line-break/> <text:s text:c="2"/>determines where the implementation of a method is defined<text:line-break/> <text:s text:c="2"/>the “<text:span text:style-name="T3">box</text:span>” </text:p>
              </text:list-item>
            </text:list>
          </draw:text-box>
        </draw:frame>
        <presentation:notes draw:style-name="dp2">
          <draw:page-thumbnail draw:style-name="gr1"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Static vs Non-Static</text:p>
          </draw:text-box>
        </draw:frame>
        <draw:frame presentation:style-name="pr5" draw:layer="layout" svg:width="25.199cm" svg:height="12.179cm" svg:x="1.4cm" svg:y="4.914cm" presentation:class="outline" presentation:user-transformed="true">
          <draw:text-box>
            <text:list text:style-name="L3">
              <text:list-item>
                <text:p>Static methods/variables:<text:line-break/> <text:s text:c="3"/>scoped to a class</text:p>
              </text:list-item>
              <text:list-item>
                <text:p>Non-static methods/variables:<text:line-break/> <text:s text:c="3"/>scoped to a single object</text:p>
              </text:list-item>
              <text:list-item>
                <text:p>Like socks and towels in a hot dryer, static methods/variables are really sticky</text:p>
              </text:list-item>
              <text:list-item>
                <text:p>Data is stored on the <text:span text:style-name="T3">heap</text:span>, not copied to the <text:span text:style-name="T3">stack</text:span>, like non-static </text:p>
              </text:list-item>
            </text:list>
          </draw:text-box>
        </draw:fram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Abstract &amp; Interface Classes</text:p>
          </draw:text-box>
        </draw:frame>
        <draw:frame presentation:style-name="pr5" draw:layer="layout" svg:width="25.199cm" svg:height="12.179cm" svg:x="1.4cm" svg:y="4.914cm" presentation:class="outline" presentation:user-transformed="true">
          <draw:text-box>
            <text:list text:style-name="L3">
              <text:list-item>
                <text:p>Abstract Classes:<text:line-break/> <text:s text:c="2"/>can specify abstract and concrete methods</text:p>
              </text:list-item>
              <text:list-item>
                <text:p>Interfaces:<text:line-break/> <text:s text:c="3"/>specifies abstract methods</text:p>
                <text:p><text:s text:c="4"/>method headers with no bodies!<text:line-break/> <text:s text:c="3"/>e.g. ActionListener</text:p>
              </text:list-item>
              <text:list-item>
                <text:p>Objects <text:span text:style-name="T3">can have apparent</text:span> <text:span text:style-name="T3">type</text:span> of concrete/interface/abstract, <text:span text:style-name="T3">can never have actual type </text:span><text:span text:style-name="T11">of interface or abstract</text:span></text:p>
              </text:list-item>
            </text:list>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Swing! Swing! Swing!</text:span></text:p>
          </draw:text-box>
        </draw:frame>
        <draw:frame presentation:style-name="pr5" draw:layer="layout" svg:width="25.199cm" svg:height="12.179cm" svg:x="1.4cm" svg:y="4.914cm" presentation:class="outline">
          <draw:text-box>
            <text:list text:style-name="L3">
              <text:list-item>
                <text:p>Event-based GUI interface</text:p>
              </text:list-item>
              <text:list-item>
                <text:p>Already made pretty by Java automatically</text:p>
              </text:list-item>
              <text:list-item>
                <text:p>Forms to fill out! Buttons to click! Events to register! Data to send! Update it all, and then start again!</text:p>
              </text:list-item>
              <text:list-item>
                <text:p>Stick to focusing on things used in HW/lecture. Also, layouts!</text:p>
              </text:list-item>
            </text:list>
          </draw:text-box>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Hierarchies and Inheritance</text:p>
          </draw:text-box>
        </draw:frame>
        <draw:g draw:name="Group 3">
          <draw:custom-shape draw:name="Rectangle 4" draw:style-name="gr18" draw:text-style-name="P7" draw:layer="layout" svg:width="4.657cm" svg:height="1.482cm" svg:x="3.302cm" svg:y="4.784cm">
            <text:list text:style-name="L7">
              <text:list-header>
                <text:p text:style-name="P15"><text:span text:style-name="T6">Object</text:span></text:p>
              </text:list-header>
            </text:list>
            <draw:enhanced-geometry svg:viewBox="0 0 21600 21600" draw:type="rectangle" draw:enhanced-path="M 0 0 L 21600 0 21600 21600 0 21600 0 0 Z N"/>
          </draw:custom-shape>
          <draw:custom-shape draw:name="Rectangle 5" draw:style-name="gr18" draw:text-style-name="P7" draw:layer="layout" svg:width="4.657cm" svg:height="1.482cm" svg:x="6.689cm" svg:y="7.112cm">
            <text:list text:style-name="L7">
              <text:list-header>
                <text:p text:style-name="P15"><text:span text:style-name="T6">Component</text:span></text:p>
              </text:list-header>
            </text:list>
            <draw:enhanced-geometry svg:viewBox="0 0 21600 21600" draw:type="rectangle" draw:enhanced-path="M 0 0 L 21600 0 21600 21600 0 21600 0 0 Z N"/>
          </draw:custom-shape>
          <draw:line draw:name="Line 6" draw:style-name="gr19" draw:text-style-name="P8" draw:layer="layout" svg:x1="9.016cm" svg:y1="7.112cm" svg:x2="5.841cm" svg:y2="6.266cm">
            <text:p/>
          </draw:line>
          <draw:custom-shape draw:name="Rectangle 7" draw:style-name="gr18" draw:text-style-name="P7" draw:layer="layout" svg:width="4.657cm" svg:height="1.481cm" svg:x="10.287cm" svg:y="9.441cm">
            <text:list text:style-name="L7">
              <text:list-header>
                <text:p text:style-name="P15"><text:span text:style-name="T6">Container</text:span></text:p>
              </text:list-header>
            </text:list>
            <draw:enhanced-geometry svg:viewBox="0 0 21600 21600" draw:type="rectangle" draw:enhanced-path="M 0 0 L 21600 0 21600 21600 0 21600 0 0 Z N"/>
          </draw:custom-shape>
          <draw:custom-shape draw:name="Rectangle 8" draw:style-name="gr18" draw:text-style-name="P7" draw:layer="layout" svg:width="4.657cm" svg:height="1.481cm" svg:x="13.674cm" svg:y="11.981cm">
            <text:list text:style-name="L7">
              <text:list-header>
                <text:p text:style-name="P15"><text:span text:style-name="T6">Window</text:span></text:p>
              </text:list-header>
            </text:list>
            <draw:enhanced-geometry svg:viewBox="0 0 21600 21600" draw:type="rectangle" draw:enhanced-path="M 0 0 L 21600 0 21600 21600 0 21600 0 0 Z N"/>
          </draw:custom-shape>
          <draw:custom-shape draw:name="Rectangle 9" draw:style-name="gr18" draw:text-style-name="P7" draw:layer="layout" svg:width="4.656cm" svg:height="1.481cm" svg:x="17.061cm" svg:y="14.521cm">
            <text:list text:style-name="L7">
              <text:list-header>
                <text:p text:style-name="P15"><text:span text:style-name="T6">Frame</text:span></text:p>
              </text:list-header>
            </text:list>
            <draw:enhanced-geometry svg:viewBox="0 0 21600 21600" draw:type="rectangle" draw:enhanced-path="M 0 0 L 21600 0 21600 21600 0 21600 0 0 Z N"/>
          </draw:custom-shape>
          <draw:custom-shape draw:name="Rectangle 10" draw:style-name="gr18" draw:text-style-name="P7" draw:layer="layout" svg:width="4.657cm" svg:height="1.481cm" svg:x="20.659cm" svg:y="17.061cm">
            <text:list text:style-name="L7">
              <text:list-header>
                <text:p text:style-name="P15"><text:span text:style-name="T6">JFrame</text:span></text:p>
              </text:list-header>
            </text:list>
            <draw:enhanced-geometry svg:viewBox="0 0 21600 21600" draw:type="rectangle" draw:enhanced-path="M 0 0 L 21600 0 21600 21600 0 21600 0 0 Z N"/>
          </draw:custom-shape>
          <draw:line draw:name="Line 11" draw:style-name="gr19" draw:text-style-name="P8" draw:layer="layout" svg:x1="12.615cm" svg:y1="9.44cm" svg:x2="9.016cm" svg:y2="8.593cm">
            <text:p/>
          </draw:line>
          <draw:line draw:name="Line 12" draw:style-name="gr19" draw:text-style-name="P8" draw:layer="layout" svg:x1="16.001cm" svg:y1="11.98cm" svg:x2="12.826cm" svg:y2="10.921cm">
            <text:p/>
          </draw:line>
          <draw:line draw:name="Line 13" draw:style-name="gr19" draw:text-style-name="P8" draw:layer="layout" svg:x1="19.388cm" svg:y1="14.52cm" svg:x2="16.213cm" svg:y2="13.461cm">
            <text:p/>
          </draw:line>
          <draw:line draw:name="Line 14" draw:style-name="gr19" draw:text-style-name="P8" draw:layer="layout" svg:x1="23.199cm" svg:y1="17.06cm" svg:x2="19.601cm" svg:y2="16.001cm">
            <text:p/>
          </draw:line>
          <draw:custom-shape draw:name="Rectangle 15" draw:style-name="gr18" draw:text-style-name="P7" draw:layer="layout" svg:width="5.08cm" svg:height="1.481cm" svg:x="6.477cm" svg:y="11.981cm">
            <text:list text:style-name="L7">
              <text:list-header>
                <text:p text:style-name="P15"><text:span text:style-name="T6">JComponent</text:span></text:p>
              </text:list-header>
            </text:list>
            <draw:enhanced-geometry svg:viewBox="0 0 21600 21600" draw:type="rectangle" draw:enhanced-path="M 0 0 L 21600 0 21600 21600 0 21600 0 0 Z N"/>
          </draw:custom-shape>
          <draw:custom-shape draw:name="Rectangle 16" draw:style-name="gr18" draw:text-style-name="P7" draw:layer="layout" svg:width="4.657cm" svg:height="1.482cm" svg:x="3.937cm" svg:y="14.732cm">
            <text:list text:style-name="L7">
              <text:list-header>
                <text:p text:style-name="P15"><text:span text:style-name="T6">JPanel</text:span></text:p>
              </text:list-header>
            </text:list>
            <draw:enhanced-geometry svg:viewBox="0 0 21600 21600" draw:type="rectangle" draw:enhanced-path="M 0 0 L 21600 0 21600 21600 0 21600 0 0 Z N"/>
          </draw:custom-shape>
          <draw:line draw:name="Line 17" draw:style-name="gr19" draw:text-style-name="P8" draw:layer="layout" svg:x1="9.229cm" svg:y1="11.98cm" svg:x2="12.192cm" svg:y2="10.921cm">
            <text:p/>
          </draw:line>
          <draw:line draw:name="Line 18" draw:style-name="gr19" draw:text-style-name="P8" draw:layer="layout" svg:x1="6.266cm" svg:y1="14.732cm" svg:x2="9.229cm" svg:y2="13.462cm">
            <text:p/>
          </draw:line>
        </draw:g>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JPanel – Where the action's at!</text:p>
          </draw:text-box>
        </draw:frame>
        <draw:frame presentation:style-name="pr5" draw:layer="layout" svg:width="25.199cm" svg:height="12.179cm" svg:x="1.4cm" svg:y="4.914cm" presentation:class="outline">
          <draw:text-box>
            <text:list text:style-name="L3">
              <text:list-item>
                <text:p>Look at your homeworks, there's a class that extends Jpanel!</text:p>
              </text:list-item>
              <text:list-item>
                <text:p>Do not call paintComponent(Graphics g). Java does that for you automatically.</text:p>
              </text:list-item>
              <text:list-item>
                <text:p>Instead, <text:span text:style-name="T3">repaint()</text:span></text:p>
              </text:list-item>
              <text:list-item>
                <text:p><text:span text:style-name="T11">Graphics define shape and texts to render on this panel</text:span></text:p>
              </text:list-item>
              <text:list-item>
                <text:p><text:span text:style-name="T11">Adjust with </text:span><text:span text:style-name="T3">mouse-based events</text:span></text:p>
              </text:list-item>
            </text:list>
          </draw:text-box>
        </draw:fram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list text:style-name="L2">
              <text:list-header>
                <text:p><text:span text:style-name="T3">Knowing how to design more software</text:span>.</text:p>
              </text:list-header>
            </text:list>
          </draw:text-box>
        </draw:frame>
        <draw:frame presentation:style-name="pr5" draw:layer="layout" svg:width="25.199cm" svg:height="12.179cm" svg:x="1.4cm" svg:y="4.914cm" presentation:class="outline">
          <draw:text-box>
            <text:list text:style-name="L3">
              <text:list-item>
                <text:p>Version control! What is it, and why do we use it?</text:p>
              </text:list-item>
              <text:list-item>
                <text:p>Debugging! (You'll get the hang of it eventually!)</text:p>
              </text:list-item>
              <text:list-item>
                <text:p>Software development lifecycle</text:p>
              </text:list-item>
              <text:list-item>
                <text:p>UML and design organization </text:p>
              </text:list-item>
            </text:list>
          </draw:text-box>
        </draw:frame>
        <presentation:notes draw:style-name="dp2">
          <draw:page-thumbnail draw:style-name="gr1"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IMPORTANT</text:span></text:p>
          </draw:text-box>
        </draw:frame>
        <draw:frame presentation:style-name="pr5" draw:text-style-name="P16" draw:layer="layout" svg:width="25.199cm" svg:height="12.179cm" svg:x="1.4cm" svg:y="4.914cm" presentation:class="outline">
          <draw:text-box>
            <text:list text:style-name="L3">
              <text:list-header>
                <text:p text:style-name="P16"><text:span text:style-name="T12">First, define the problem</text:span></text:p>
                <text:p text:style-name="P16"><text:span text:style-name="T12">Design, then code</text:span></text:p>
              </text:list-header>
            </text:list>
          </draw:text-box>
        </draw:frame>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text-style-name="P17" draw:layer="layout" svg:width="25.199cm" svg:height="3.506cm" svg:x="1.4cm" svg:y="0.837cm" presentation:class="title">
          <draw:text-box>
            <text:p text:style-name="P17"><text:span text:style-name="T13">VERY IMPORTANT</text:span></text:p>
          </draw:text-box>
        </draw:frame>
        <draw:frame presentation:style-name="pr5" draw:text-style-name="P18" draw:layer="layout" svg:width="25.199cm" svg:height="12.179cm" svg:x="1.4cm" svg:y="4.914cm" presentation:class="outline">
          <draw:text-box>
            <text:list text:style-name="L3">
              <text:list-header>
                <text:p text:style-name="P18"><text:span text:style-name="T3">First, define the problem</text:span></text:p>
                <text:p text:style-name="P18"><text:span text:style-name="T3">Design, then code</text:span></text:p>
                <text:p text:style-name="P18">First, define the problem</text:p>
                <text:p text:style-name="P18">Design, then code</text:p>
                <text:p text:style-name="P18"><text:span text:style-name="T3">First, define the problem</text:span></text:p>
                <text:p text:style-name="P18"><text:span text:style-name="T3">Design, then code</text:span></text:p>
                <text:p text:style-name="P18">First, define the problem</text:p>
                <text:p text:style-name="P18">Design, then code</text:p>
                <text:p text:style-name="P18"><text:span text:style-name="T3">First, define the problem</text:span></text:p>
                <text:p text:style-name="P18"><text:span text:style-name="T3">Design, then code</text:span></text:p>
                <text:p text:style-name="P18">First, define the problem</text:p>
                <text:p text:style-name="P18">Design, then code</text:p>
                <text:p text:style-name="P18"><text:span text:style-name="T3">First, define the problem</text:span></text:p>
                <text:p text:style-name="P18"><text:span text:style-name="T3">Design, then code</text:span></text:p>
              </text:list-header>
            </text:list>
          </draw:text-box>
        </draw:frame>
        <draw:frame presentation:style-name="pr5" draw:text-style-name="P18" draw:layer="layout" svg:width="25.199cm" svg:height="12.179cm" svg:x="9.737cm" svg:y="4.914cm" presentation:class="outline" presentation:user-transformed="true">
          <draw:text-box>
            <text:list text:style-name="L3">
              <text:list-header>
                <text:p text:style-name="P18"><text:span text:style-name="T3">First, define the problem</text:span></text:p>
                <text:p text:style-name="P18"><text:span text:style-name="T3">Design, then code</text:span></text:p>
                <text:p text:style-name="P18">First, define the problem</text:p>
                <text:p text:style-name="P18">Design, then code</text:p>
                <text:p text:style-name="P18"><text:span text:style-name="T3">First, define the problem</text:span></text:p>
                <text:p text:style-name="P18"><text:span text:style-name="T3">Design, then code</text:span></text:p>
                <text:p text:style-name="P18">First, define the problem</text:p>
                <text:p text:style-name="P18">Design, then code</text:p>
                <text:p text:style-name="P18"><text:span text:style-name="T3">First, define the problem</text:span></text:p>
                <text:p text:style-name="P18"><text:span text:style-name="T3">Design, then code</text:span></text:p>
                <text:p text:style-name="P18">First, define the problem</text:p>
                <text:p text:style-name="P18">Design, then code</text:p>
                <text:p text:style-name="P18"><text:span text:style-name="T3">First, define the problem</text:span></text:p>
                <text:p text:style-name="P18"><text:span text:style-name="T3">Design, then code</text:span></text:p>
              </text:list-header>
            </text:list>
          </draw:text-box>
        </draw:frame>
        <draw:frame presentation:style-name="pr5" draw:text-style-name="P18" draw:layer="layout" svg:width="25.199cm" svg:height="12.179cm" svg:x="18.241cm" svg:y="4.915cm" presentation:class="outline" presentation:user-transformed="true">
          <draw:text-box>
            <text:list text:style-name="L3">
              <text:list-header>
                <text:p text:style-name="P18"><text:span text:style-name="T3">First, define the problem</text:span></text:p>
                <text:p text:style-name="P18"><text:span text:style-name="T3">Design, then code</text:span></text:p>
                <text:p text:style-name="P18">First, define the problem</text:p>
                <text:p text:style-name="P18">Design, then code</text:p>
                <text:p text:style-name="P18"><text:span text:style-name="T3">First, define the problem</text:span></text:p>
                <text:p text:style-name="P18"><text:span text:style-name="T3">Design, then code</text:span></text:p>
                <text:p text:style-name="P18">First, define the problem</text:p>
                <text:p text:style-name="P18">Design, then code</text:p>
                <text:p text:style-name="P18"><text:span text:style-name="T3">First, define the problem</text:span></text:p>
                <text:p text:style-name="P18"><text:span text:style-name="T3">Design, then code</text:span></text:p>
                <text:p text:style-name="P18">First, define the problem</text:p>
                <text:p text:style-name="P18">Design, then code</text:p>
                <text:p text:style-name="P18"><text:span text:style-name="T3">First, define the problem</text:span></text:p>
                <text:p text:style-name="P18"><text:span text:style-name="T3">Design, then code</text:span></text:p>
              </text:list-header>
            </text:list>
          </draw:text-box>
        </draw:frame>
        <presentation:notes draw:style-name="dp2">
          <draw:page-thumbnail draw:style-name="gr1" draw:layer="layout" svg:width="13.968cm" svg:height="10.476cm" svg:x="3.81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Software Development Lifecycle</text:span></text:p>
          </draw:text-box>
        </draw:frame>
        <draw:frame presentation:style-name="pr5" draw:layer="layout" svg:width="28.448cm" svg:height="12.179cm" svg:x="0.762cm" svg:y="15.507cm" presentation:class="outline" presentation:user-transformed="true">
          <draw:text-box>
            <text:list text:style-name="L3">
              <text:list-header>
                <text:p>From Lecture #1 Software Development Lifecycle</text:p>
              </text:list-header>
            </text:list>
          </draw:text-box>
        </draw:frame>
        <draw:g>
          <draw:custom-shape draw:style-name="gr20" draw:text-style-name="P20" draw:layer="layout" svg:width="4.202cm" svg:height="1.785cm" svg:x="3.048cm" svg:y="7.112cm">
            <text:list text:style-name="L8">
              <text:list-header>
                <text:p text:style-name="P19"><text:span text:style-name="T14">Requirements Analysis</text:span></text:p>
              </text:list-header>
            </text:list>
            <draw:enhanced-geometry svg:viewBox="0 0 21600 21600" draw:type="mso-spt202" draw:enhanced-path="M 0 0 L 21600 0 21600 21600 0 21600 0 0 Z N"/>
          </draw:custom-shape>
          <draw:custom-shape draw:style-name="gr21" draw:text-style-name="P20" draw:layer="layout" svg:width="3.355cm" svg:height="1.785cm" svg:x="8.34cm" svg:y="7.112cm">
            <text:list text:style-name="L8">
              <text:list-header>
                <text:p text:style-name="P19"><text:span text:style-name="T14">Design &amp; Document</text:span></text:p>
              </text:list-header>
            </text:list>
            <draw:enhanced-geometry svg:viewBox="0 0 21600 21600" draw:type="mso-spt202" draw:enhanced-path="M 0 0 L 21600 0 21600 21600 0 21600 0 0 Z N"/>
          </draw:custom-shape>
          <draw:custom-shape draw:style-name="gr22" draw:text-style-name="P20" draw:layer="layout" svg:width="2.086cm" svg:height="1.023cm" svg:x="16.806cm" svg:y="7.323cm">
            <text:list text:style-name="L8">
              <text:list-header>
                <text:p text:style-name="P19"><text:span text:style-name="T14">Code</text:span></text:p>
              </text:list-header>
            </text:list>
            <draw:enhanced-geometry svg:viewBox="0 0 21600 21600" draw:type="mso-spt202" draw:enhanced-path="M 0 0 L 21600 0 21600 21600 0 21600 0 0 Z N"/>
          </draw:custom-shape>
          <draw:custom-shape draw:style-name="gr23" draw:text-style-name="P20" draw:layer="layout" svg:width="2.086cm" svg:height="1.023cm" svg:x="19.981cm" svg:y="7.323cm">
            <text:list text:style-name="L8">
              <text:list-header>
                <text:p text:style-name="P19"><text:span text:style-name="T14">Test</text:span></text:p>
              </text:list-header>
            </text:list>
            <draw:enhanced-geometry svg:viewBox="0 0 21600 21600" draw:type="mso-spt202" draw:enhanced-path="M 0 0 L 21600 0 21600 21600 0 21600 0 0 Z N"/>
          </draw:custom-shape>
          <draw:custom-shape draw:style-name="gr24" draw:text-style-name="P20" draw:layer="layout" svg:width="2.297cm" svg:height="1.023cm" svg:x="18.288cm" svg:y="11.768cm">
            <text:list text:style-name="L8">
              <text:list-header>
                <text:p text:style-name="P19"><text:span text:style-name="T14">Debug</text:span></text:p>
              </text:list-header>
            </text:list>
            <draw:enhanced-geometry svg:viewBox="0 0 21600 21600" draw:type="mso-spt202" draw:enhanced-path="M 0 0 L 21600 0 21600 21600 0 21600 0 0 Z N"/>
          </draw:custom-shape>
          <draw:custom-shape draw:style-name="gr25" draw:text-style-name="P20" draw:layer="layout" svg:width="2.297cm" svg:height="1.023cm" svg:x="18.288cm" svg:y="10.075cm">
            <text:list text:style-name="L8">
              <text:list-header>
                <text:p text:style-name="P19"><text:span text:style-name="T14">Profile</text:span></text:p>
              </text:list-header>
            </text:list>
            <draw:enhanced-geometry svg:viewBox="0 0 21600 21600" draw:type="mso-spt202" draw:enhanced-path="M 0 0 L 21600 0 21600 21600 0 21600 0 0 Z N"/>
          </draw:custom-shape>
          <draw:custom-shape draw:style-name="gr26" draw:text-style-name="P20" draw:layer="layout" svg:width="2.721cm" svg:height="1.023cm" svg:x="23.156cm" svg:y="7.323cm">
            <text:list text:style-name="L8">
              <text:list-header>
                <text:p text:style-name="P19"><text:span text:style-name="T14">Deploy</text:span></text:p>
              </text:list-header>
            </text:list>
            <draw:enhanced-geometry svg:viewBox="0 0 21600 21600" draw:type="mso-spt202" draw:enhanced-path="M 0 0 L 21600 0 21600 21600 0 21600 0 0 Z N"/>
          </draw:custom-shape>
          <draw:custom-shape draw:style-name="gr27" draw:text-style-name="P20" draw:layer="layout" svg:width="2.932cm" svg:height="1.785cm" svg:x="12.785cm" svg:y="7.112cm">
            <text:list text:style-name="L8">
              <text:list-header>
                <text:p text:style-name="P19"><text:span text:style-name="T14">Evaluate Design</text:span></text:p>
              </text:list-header>
            </text:list>
            <draw:enhanced-geometry svg:viewBox="0 0 21600 21600" draw:type="mso-spt202" draw:enhanced-path="M 0 0 L 21600 0 21600 21600 0 21600 0 0 Z N"/>
          </draw:custom-shape>
          <draw:line draw:style-name="gr28" draw:text-style-name="P8" draw:layer="layout" svg:x1="7.281cm" svg:y1="7.958cm" svg:x2="8.309cm" svg:y2="7.958cm">
            <text:p/>
          </draw:line>
          <draw:line draw:style-name="gr28" draw:text-style-name="P8" draw:layer="layout" svg:x1="22.098cm" svg:y1="7.958cm" svg:x2="23.125cm" svg:y2="7.958cm">
            <text:p/>
          </draw:line>
          <draw:line draw:style-name="gr28" draw:text-style-name="P8" draw:layer="layout" svg:x1="18.923cm" svg:y1="7.958cm" svg:x2="19.95cm" svg:y2="7.958cm">
            <text:p/>
          </draw:line>
          <draw:line draw:style-name="gr28" draw:text-style-name="P8" draw:layer="layout" svg:x1="15.748cm" svg:y1="7.958cm" svg:x2="16.775cm" svg:y2="7.958cm">
            <text:p/>
          </draw:line>
          <draw:line draw:style-name="gr28" draw:text-style-name="P8" draw:layer="layout" svg:x1="11.726cm" svg:y1="7.958cm" svg:x2="12.754cm" svg:y2="7.958cm">
            <text:p/>
          </draw:line>
          <draw:line draw:style-name="gr28" draw:text-style-name="P8" draw:layer="layout" svg:x1="25.908cm" svg:y1="7.958cm" svg:x2="27.147cm" svg:y2="7.958cm">
            <text:p/>
          </draw:line>
          <draw:line draw:style-name="gr28" draw:text-style-name="P8" draw:layer="layout" svg:x1="1.778cm" svg:y1="7.958cm" svg:x2="3.017cm" svg:y2="7.958cm">
            <text:p/>
          </draw:line>
          <draw:line draw:style-name="gr29" draw:text-style-name="P8" draw:layer="layout" svg:x1="21.251cm" svg:y1="8.382cm" svg:x2="21.251cm" svg:y2="10.467cm">
            <text:p/>
          </draw:line>
          <draw:line draw:style-name="gr28" draw:text-style-name="P8" draw:layer="layout" svg:x1="21.251cm" svg:y1="10.498cm" svg:x2="20.585cm" svg:y2="10.498cm">
            <text:p/>
          </draw:line>
          <draw:line draw:style-name="gr28" draw:text-style-name="P8" draw:layer="layout" svg:x1="21.675cm" svg:y1="12.192cm" svg:x2="20.585cm" svg:y2="12.192cm">
            <text:p/>
          </draw:line>
          <draw:line draw:style-name="gr28" draw:text-style-name="P8" draw:layer="layout" svg:x1="17.865cm" svg:y1="10.497cm" svg:x2="17.865cm" svg:y2="8.35cm">
            <text:p/>
          </draw:line>
          <draw:line draw:style-name="gr28" draw:text-style-name="P8" draw:layer="layout" svg:x1="17.23cm" svg:y1="12.186cm" svg:x2="17.23cm" svg:y2="8.345cm">
            <text:p/>
          </draw:line>
          <draw:line draw:style-name="gr29" draw:text-style-name="P8" draw:layer="layout" svg:x1="18.287cm" svg:y1="12.192cm" svg:x2="17.198cm" svg:y2="12.192cm">
            <text:p/>
          </draw:line>
          <draw:line draw:style-name="gr29" draw:text-style-name="P8" draw:layer="layout" svg:x1="18.288cm" svg:y1="10.498cm" svg:x2="17.834cm" svg:y2="10.498cm">
            <text:p/>
          </draw:line>
          <draw:line draw:style-name="gr29" draw:text-style-name="P8" draw:layer="layout" svg:x1="21.675cm" svg:y1="8.382cm" svg:x2="21.675cm" svg:y2="12.161cm">
            <text:p/>
          </draw:line>
          <draw:line draw:style-name="gr29" draw:text-style-name="P8" draw:layer="layout" svg:x1="14.266cm" svg:y1="9.017cm" svg:x2="14.266cm" svg:y2="11.102cm">
            <text:p/>
          </draw:line>
          <draw:line draw:style-name="gr29" draw:text-style-name="P8" draw:layer="layout" svg:x1="14.266cm" svg:y1="11.133cm" svg:x2="10.002cm" svg:y2="11.133cm">
            <text:p/>
          </draw:line>
          <draw:line draw:style-name="gr28" draw:text-style-name="P8" draw:layer="layout" svg:x1="10.033cm" svg:y1="11.132cm" svg:x2="10.033cm" svg:y2="8.985cm">
            <text:p/>
          </draw:line>
        </draw:g>
        <presentation:notes draw:style-name="dp2">
          <draw:page-thumbnail draw:style-name="gr1" draw:layer="layout" svg:width="13.968cm" svg:height="10.476cm" svg:x="3.81cm" svg:y="2.123cm" draw:page-number="24" presentation:class="page"/>
          <draw:frame presentation:style-name="pr2"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3.506cm" svg:x="1.4cm" svg:y="0.837cm" presentation:class="title">
          <draw:text-box>
            <text:p>Waterfall Model</text:p>
          </draw:text-box>
        </draw:frame>
        <draw:frame presentation:style-name="pr5" draw:text-style-name="P23" draw:layer="layout" svg:width="25.199cm" svg:height="12.179cm" svg:x="1.4cm" svg:y="4.914cm" presentation:class="outline">
          <draw:text-box>
            <text:p text:style-name="P21"><text:span text:style-name="T15">Requirements Analysis</text:span></text:p>
            <text:p text:style-name="P22"><text:span text:style-name="T15">Design</text:span></text:p>
            <text:p text:style-name="P22"><text:span text:style-name="T15">Evaluate Design</text:span></text:p>
            <text:p text:style-name="P22"><text:span text:style-name="T15">Code</text:span></text:p>
            <text:p text:style-name="P22"><text:span text:style-name="T15">Test, Debug, &amp; Profile Components</text:span></text:p>
            <text:p text:style-name="P22"><text:span text:style-name="T15">Integrate</text:span></text:p>
            <text:p text:style-name="P22"><text:span text:style-name="T15">Test, Debug, &amp; Profile Whole</text:span></text:p>
            <text:p text:style-name="P22"><text:span text:style-name="T15">Deploy</text:span></text:p>
            <text:p text:style-name="P22"><text:span text:style-name="T15">Maintain</text:span></text:p>
          </draw:text-box>
        </draw:frame>
        <draw:frame presentation:style-name="pr5" draw:text-style-name="P4" draw:layer="layout" svg:width="25.199cm" svg:height="12.179cm" svg:x="10.19cm" svg:y="19.32cm" presentation:class="outline" presentation:user-transformed="true">
          <draw:text-box>
            <text:p text:style-name="P3"><text:span text:style-name="T5">I wish we could learn Agile though. It's pretty popular and sounds cool.. ;____; .</text:span></text:p>
          </draw:text-box>
        </draw:frame>
        <presentation:notes draw:style-name="dp2">
          <draw:page-thumbnail draw:style-name="gr1" draw:layer="layout" svg:width="13.968cm" svg:height="10.476cm" svg:x="3.81cm" svg:y="2.123cm" draw:page-number="25" presentation:class="page"/>
          <draw:frame presentation:style-name="pr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draw:text-box>
            <text:p>Properties of High Quality Software</text:p>
          </draw:text-box>
        </draw:frame>
        <draw:frame presentation:style-name="pr5" draw:text-style-name="P23" draw:layer="layout" svg:width="25.199cm" svg:height="12.179cm" svg:x="1.4cm" svg:y="4.914cm" presentation:class="outline">
          <draw:text-box>
            <text:p text:style-name="P24"><text:span text:style-name="T16">Correctness</text:span></text:p>
            <text:p text:style-name="P24"><text:span text:style-name="T16">Efficiency</text:span></text:p>
            <text:p text:style-name="P24"><text:span text:style-name="T16">Ease of use</text:span></text:p>
            <text:p text:style-name="P25"><text:span text:style-name="T17"><text:s text:c="4"/></text:span><text:span text:style-name="T17">for the user</text:span></text:p>
            <text:p text:style-name="P25"><text:span text:style-name="T17"><text:s text:c="4"/></text:span><text:span text:style-name="T17">for other programmers using your framework</text:span></text:p>
            <text:p text:style-name="P24"><text:span text:style-name="T16">Reliability/robustness</text:span></text:p>
            <text:p text:style-name="P24"><text:span text:style-name="T16">Reusability</text:span></text:p>
            <text:p text:style-name="P24"><text:span text:style-name="T16">Extensibility</text:span></text:p>
            <text:p text:style-name="P24"><text:span text:style-name="T16">Scalability</text:span></text:p>
            <text:p text:style-name="P24"><text:span text:style-name="T16">Maintainability, Readability, Modifiability, Testability, etc</text:span></text:p>
          </draw:text-box>
        </draw:frame>
        <presentation:notes draw:style-name="dp2">
          <draw:page-thumbnail draw:style-name="gr1"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draw:text-box>
            <text:p>Software Design!</text:p>
          </draw:text-box>
        </draw:frame>
        <draw:frame presentation:style-name="pr5" draw:layer="layout" svg:width="25.199cm" svg:height="12.179cm" svg:x="1.4cm" svg:y="4.914cm" presentation:class="outline">
          <draw:text-box>
            <text:list text:style-name="L3">
              <text:list-item>
                <text:p><text:span text:style-name="T18">Data-driven design, make sentences!: </text:span><text:span text:style-name="T17">nouns (objects, attributes of objects), verbs (methods)</text:span></text:p>
              </text:list-item>
              <text:list-item>
                <text:p><text:span text:style-name="T17">Top-down design: </text:span><text:span text:style-name="T17">Divide your problems, make a skeleton outline, and conquer!</text:span></text:p>
              </text:list-item>
              <text:list-item>
                <text:p><text:span text:style-name="T17">K.I.S.S. Keep It Simple, Stupid</text:span></text:p>
              </text:list-item>
              <text:list-item>
                <text:p><text:span text:style-name="T17">D.R.Y. Don't Repeat Yourself</text:span></text:p>
              </text:list-item>
              <text:list-item>
                <text:p><text:span text:style-name="T17">Modularity!</text:span></text:p>
              </text:list-item>
              <text:list-item>
                <text:p><text:span text:style-name="T17">In practice: </text:span><text:span text:style-name="T17"><text:s/>GameStateManager (data manipulation) and UI (the things you see and interact with) are separate! Why?</text:span></text:p>
              </text:list-item>
            </text:list>
            <text:p text:style-name="P26"><text:span text:style-name="T19"/></text:p>
            <text:p text:style-name="P27"><text:span text:style-name="T20"/></text:p>
          </draw:text-box>
        </draw:frame>
        <presentation:notes draw:style-name="dp2">
          <draw:page-thumbnail draw:style-name="gr1" draw:layer="layout" svg:width="13.968cm" svg:height="10.476cm" svg:x="3.81cm" svg:y="2.123cm" draw:page-number="27" presentation:class="page"/>
          <draw:frame presentation:style-name="pr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UML</text:span></text:p>
          </draw:text-box>
        </draw:frame>
        <draw:frame presentation:style-name="pr5" draw:layer="layout" svg:width="25.199cm" svg:height="12.179cm" svg:x="1.4cm" svg:y="4.914cm" presentation:class="outline">
          <draw:text-box>
            <text:list text:style-name="L3">
              <text:list-item>
                <text:p>Unified Modeling Language</text:p>
              </text:list-item>
              <text:list-item>
                <text:p>Organize your plans!</text:p>
              </text:list-item>
              <text:list-item>
                <text:p>The more you plan now, the more you can sleep later. The better you plan now, the better you'll sleep later.</text:p>
              </text:list-item>
              <text:list-item>
                <text:p>Use case diagram: <text:span text:style-name="T17">describe all the ways users will interact with the program</text:span></text:p>
              </text:list-item>
              <text:list-item>
                <text:p><text:span text:style-name="T21">Class diagram: </text:span><text:span text:style-name="T17">describe all of our classes for our app</text:span></text:p>
              </text:list-item>
              <text:list-item>
                <text:p><text:span text:style-name="T21">Sequence diagram: </text:span><text:span text:style-name="T17">describe all event handling</text:span></text:p>
              </text:list-item>
            </text:list>
          </draw:text-box>
        </draw:frame>
        <draw:frame presentation:style-name="pr5" draw:text-style-name="P4" draw:layer="layout" svg:width="25.199cm" svg:height="12.179cm" svg:x="19.812cm" svg:y="19.32cm" presentation:class="outline" presentation:user-transformed="true">
          <draw:text-box>
            <text:p text:style-name="P3"><text:span text:style-name="T5">Don't worry, I find it tedious too...</text:span></text:p>
          </draw:text-box>
        </draw:frame>
        <presentation:notes draw:style-name="dp2">
          <draw:page-thumbnail draw:style-name="gr1" draw:layer="layout" svg:width="13.968cm" svg:height="10.476cm" svg:x="3.81cm" svg:y="2.123cm" draw:page-number="28" presentation:class="page"/>
          <draw:frame presentation:style-name="pr2"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draw:text-box>
            <text:list text:style-name="L2">
              <text:list-header>
                <text:p><text:span text:style-name="T21">Class diagram</text:span></text:p>
              </text:list-header>
            </text:list>
          </draw:text-box>
        </draw:frame>
        <draw:frame presentation:style-name="pr5" draw:layer="layout" svg:width="25.199cm" svg:height="12.179cm" svg:x="1.4cm" svg:y="4.914cm" presentation:class="outline">
          <draw:text-box>
            <text:list text:style-name="L3">
              <text:list-item>
                <text:p>Makes outlines of classes.</text:p>
              </text:list-item>
              <text:list-item>
                <text:p>Memorize the formatting: public vs private variables, HAS-A (diamond) vs IS-A (arrow).</text:p>
              </text:list-item>
              <text:list-item>
                <text:p>Remember symbol position. (DicePair &lt;&gt;--Die, Person&lt;--Student)</text:p>
              </text:list-item>
              <text:list-item>
                <text:p>&lt;&lt;interfaces&gt;&gt;, or &lt;&lt;I&gt;&gt;</text:p>
              </text:list-item>
              <text:list-item>
                <text:p><text:span text:style-name="T22">AbstractClass</text:span>, or {abstract}</text:p>
              </text:list-item>
            </text:list>
          </draw:text-box>
        </draw:frame>
        <presentation:notes draw:style-name="dp2">
          <draw:page-thumbnail draw:style-name="gr1" draw:layer="layout" svg:width="13.968cm" svg:height="10.476cm" svg:x="3.81cm" svg:y="2.123cm" draw:page-number="29" presentation:class="page"/>
          <draw:frame presentation:style-name="pr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p>Students have swag. Professionals have class diagrams.</text:p>
          </draw:text-box>
        </draw:frame>
        <draw:g>
          <draw:g>
            <draw:custom-shape draw:style-name="gr30" draw:text-style-name="P29" draw:layer="layout" svg:width="8.643cm" svg:height="1.023cm" svg:x="17.314cm" svg:y="7.448cm">
              <text:list text:style-name="L9">
                <text:list-header>
                  <text:p text:style-name="P28"><text:span text:style-name="T23">Die</text:span></text:p>
                </text:list-header>
              </text:list>
              <draw:enhanced-geometry svg:viewBox="0 0 21600 21600" draw:type="rectangle" draw:enhanced-path="M 0 0 L 21600 0 21600 21600 0 21600 0 0 Z N"/>
            </draw:custom-shape>
            <draw:custom-shape draw:style-name="gr31" draw:text-style-name="P7" draw:layer="layout" svg:width="8.643cm" svg:height="2.297cm" svg:x="17.314cm" svg:y="8.495cm">
              <text:list text:style-name="L9">
                <text:list-header>
                  <text:p text:style-name="P30"><text:span text:style-name="T23">- numFaces: int</text:span></text:p>
                  <text:p text:style-name="P30"><text:span text:style-name="T23">- upValue : int</text:span></text:p>
                  <text:p text:style-name="P30"><text:span text:style-name="T23"/></text:p>
                </text:list-header>
              </text:list>
              <draw:enhanced-geometry svg:viewBox="0 0 21600 21600" draw:type="rectangle" draw:enhanced-path="M 0 0 L 21600 0 21600 21600 0 21600 0 0 Z N"/>
            </draw:custom-shape>
            <draw:custom-shape draw:style-name="gr31" draw:text-style-name="P7" draw:layer="layout" svg:width="8.643cm" svg:height="2.932cm" svg:x="17.314cm" svg:y="10.823cm">
              <text:list text:style-name="L9">
                <text:list-header>
                  <text:p text:style-name="P30"><text:span text:style-name="T23">+ getUpValue() : int</text:span></text:p>
                  <text:p text:style-name="P30"><text:span text:style-name="T23">+ getNumFaces() : int</text:span></text:p>
                  <text:p text:style-name="P30"><text:span text:style-name="T23">+ roll() : void</text:span></text:p>
                </text:list-header>
              </text:list>
              <draw:enhanced-geometry svg:viewBox="0 0 21600 21600" draw:type="rectangle" draw:enhanced-path="M 0 0 L 21600 0 21600 21600 0 21600 0 0 Z N"/>
            </draw:custom-shape>
          </draw:g>
          <draw:g>
            <draw:custom-shape draw:style-name="gr32" draw:text-style-name="P29" draw:layer="layout" svg:width="12.457cm" svg:height="1.023cm" svg:x="2.286cm" svg:y="7.448cm">
              <text:list text:style-name="L9">
                <text:list-header>
                  <text:p text:style-name="P28"><text:span text:style-name="T24">PairOfDice</text:span></text:p>
                </text:list-header>
              </text:list>
              <draw:enhanced-geometry svg:viewBox="0 0 21600 21600" draw:type="rectangle" draw:enhanced-path="M 0 0 L 21600 0 21600 21600 0 21600 0 0 Z N"/>
            </draw:custom-shape>
            <draw:custom-shape draw:style-name="gr31" draw:text-style-name="P7" draw:layer="layout" svg:width="12.457cm" svg:height="2.297cm" svg:x="2.286cm" svg:y="8.495cm">
              <text:list text:style-name="L10">
                <text:list-item>
                  <text:p text:style-name="P30"><text:span text:style-name="T24"><text:s/></text:span><text:span text:style-name="T24">die1: Die</text:span></text:p>
                </text:list-item>
                <text:list-item>
                  <text:p text:style-name="P30"><text:span text:style-name="T24"><text:s/></text:span><text:span text:style-name="T24">die2: Die</text:span></text:p>
                </text:list-item>
              </text:list>
              <draw:enhanced-geometry svg:viewBox="0 0 21600 21600" draw:type="rectangle" draw:enhanced-path="M 0 0 L 21600 0 21600 21600 0 21600 0 0 Z N"/>
            </draw:custom-shape>
            <draw:custom-shape draw:style-name="gr31" draw:text-style-name="P7" draw:layer="layout" svg:width="12.457cm" svg:height="5.433cm" svg:x="2.286cm" svg:y="10.823cm">
              <text:list text:style-name="L9">
                <text:list-header>
                  <text:p text:style-name="P30"><text:span text:style-name="T24">+ getDie1() : Die</text:span></text:p>
                  <text:p text:style-name="P30"><text:span text:style-name="T24">+ getDie2() : Die</text:span></text:p>
                  <text:p text:style-name="P30"><text:span text:style-name="T24">+ getTotal() : int</text:span></text:p>
                  <text:p text:style-name="P30"><text:span text:style-name="T24">+ rollDice() : void</text:span></text:p>
                  <text:p text:style-name="P30"><text:span text:style-name="T24">+ setDie1(newDie1: Die) : void</text:span></text:p>
                  <text:p text:style-name="P30"><text:span text:style-name="T24">+ setDie2(newDie2: Die) : void</text:span></text:p>
                  <text:p text:style-name="P30"><text:span text:style-name="T24"/></text:p>
                </text:list-header>
              </text:list>
              <draw:enhanced-geometry svg:viewBox="0 0 21600 21600" draw:type="rectangle" draw:enhanced-path="M 0 0 L 21600 0 21600 21600 0 21600 0 0 Z N"/>
            </draw:custom-shape>
          </draw:g>
          <draw:line draw:style-name="gr33" draw:text-style-name="P8" draw:layer="layout" svg:x1="16.044cm" svg:y1="8.495cm" svg:x2="17.283cm" svg:y2="8.495cm">
            <text:p/>
          </draw:line>
          <draw:custom-shape draw:style-name="gr34" draw:text-style-name="P7" draw:layer="layout" svg:width="1.239cm" svg:height="1.239cm" svg:x="14.774cm" svg:y="7.86cm">
            <text:p/>
            <draw:enhanced-geometry svg:viewBox="0 0 21600 21600" draw:glue-points="10800 0 0 10800 10800 21600 21600 10800" draw:text-areas="5400 5400 16200 16200" draw:type="flowchart-decision" draw:enhanced-path="M 0 10800 L 10800 0 21600 10800 10800 21600 0 10800 Z N"/>
          </draw:custom-shape>
        </draw:g>
        <presentation:notes draw:style-name="dp2">
          <draw:page-thumbnail draw:style-name="gr1" draw:layer="layout" svg:width="13.968cm" svg:height="10.476cm" svg:x="3.81cm" svg:y="2.123cm" draw:page-number="30" presentation:class="page"/>
          <draw:frame presentation:style-name="pr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draw:text-box>
            <text:p>Sequence Diagrams</text:p>
          </draw:text-box>
        </draw:frame>
        <draw:custom-shape draw:style-name="gr35" draw:text-style-name="P7" draw:layer="layout" svg:width="23.706cm" svg:height="16.51cm" svg:x="1.524cm" svg:y="3.81cm">
          <text:list text:style-name="L11">
            <text:list-item>
              <text:p text:style-name="P31"><text:span text:style-name="T25">Demonstrate the behavior of objects in program</text:span></text:p>
            </text:list-item>
          </text:list>
          <text:list text:style-name="L12">
            <text:list-item>
              <text:list>
                <text:list-item>
                  <text:p text:style-name="P32"><text:span text:style-name="T26">describe the objects and the messages they pass </text:span></text:p>
                </text:list-item>
                <text:list-item>
                  <text:p text:style-name="P33"><text:span text:style-name="T26">diagrams are read left to right and descending</text:span><text:span text:style-name="T27"> </text:span></text:p>
                </text:list-item>
              </text:list>
            </text:list-item>
          </text:list>
          <draw:enhanced-geometry svg:viewBox="0 0 21600 21600" draw:type="mso-spt202" draw:enhanced-path="M 0 0 L 21600 0 21600 21600 0 21600 0 0 Z N"/>
        </draw:custom-shape>
        <draw:frame draw:style-name="gr36" draw:text-style-name="P8" draw:layer="layout" svg:width="17.017cm" svg:height="10.517cm" svg:x="4.064cm" svg:y="8.066cm">
          <draw:image xlink:href="Pictures/20000009000032DA00001F6C04BE57BF.wmf"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2"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Version Control</text:span></text:p>
          </draw:text-box>
        </draw:frame>
        <draw:frame presentation:style-name="pr5" draw:layer="layout" svg:width="25.199cm" svg:height="12.179cm" svg:x="1.4cm" svg:y="4.914cm" presentation:class="outline">
          <draw:text-box>
            <text:list text:style-name="L3">
              <text:list-item>
                <text:p>IS A LOT MORE AWESOME AND AMAZING THAN YOU THINK.</text:p>
              </text:list-item>
              <text:list-item>
                <text:p>Case in point: GitHub</text:p>
              </text:list-item>
              <text:list-item>
                <text:p>(employers love it)</text:p>
              </text:list-item>
              <text:list-item>
                <text:p>(you might even find cool things on it too)</text:p>
                <text:p text:style-name="P34"><text:span text:style-name="T28">https://github.com/yvds/219s14-ReviewSession</text:span></text:p>
              </text:list-item>
            </text:list>
          </draw:text-box>
        </draw:frame>
        <draw:frame presentation:style-name="pr5" draw:text-style-name="P4" draw:layer="layout" svg:width="25.199cm" svg:height="12.179cm" svg:x="19.22cm" svg:y="19.304cm" presentation:class="outline" presentation:user-transformed="true">
          <draw:text-box>
            <text:p text:style-name="P3"><text:span text:style-name="T5">You're welcome, and good luck!! :).</text:span></text:p>
          </draw:text-box>
        </draw:frame>
        <presentation:notes draw:style-name="dp2">
          <draw:page-thumbnail draw:style-name="gr1" draw:layer="layout" svg:width="13.968cm" svg:height="10.476cm" svg:x="3.81cm" svg:y="2.123cm" draw:page-number="32"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Microsoft YaHei"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adornments="Ital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27T10:30:15.300737000</meta:creation-date>
    <dc:date>2014-03-27T17:39:58.386469000</dc:date>
    <meta:editing-duration>PT7H7M41S</meta:editing-duration>
    <meta:editing-cycles>31</meta:editing-cycles>
    <meta:generator>LibreOffice/4.2.2.1$MacOSX_x86 LibreOffice_project/3be8cda0bddd8e430d8cda1ebfd581265cca5a0f</meta:generator>
    <meta:document-statistic meta:object-count="224"/>
  </office:meta>
</office:document-meta>
</file>